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ld sheet attributes</text:p>
          </table:table-cell>
          <table:table-cell table:number-columns-repeated="2"/>
          <table:table-cell office:value-type="string" calcext:value-type="string">
            <text:p>New sheet attribu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acter_name</text:p>
          </table:table-cell>
          <table:table-cell/>
          <table:table-cell office:value-type="string" calcext:value-type="string">
            <text:p>attr_character_name</text:p>
          </table:table-cell>
          <table:table-cell table:formula="of:=[.B2]=[.D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</text:p>
          </table:table-cell>
          <table:table-cell/>
          <table:table-cell office:value-type="string" calcext:value-type="string">
            <text:p>attr_CharChapter</text:p>
          </table:table-cell>
          <table:table-cell table:formula="of:=[.B3]=[.D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_Demeanour</text:p>
          </table:table-cell>
          <table:table-cell/>
          <table:table-cell office:value-type="string" calcext:value-type="string">
            <text:p>attr_ChapDemeanour</text:p>
          </table:table-cell>
          <table:table-cell table:formula="of:=[.B4]=[.D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RenownR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peciality</text:p>
          </table:table-cell>
          <table:table-cell/>
          <table:table-cell office:value-type="string" calcext:value-type="string">
            <text:p>attr_CharSpeciality</text:p>
          </table:table-cell>
          <table:table-cell table:formula="of:=[.B5]=[.D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ank</text:p>
          </table:table-cell>
          <table:table-cell/>
          <table:table-cell office:value-type="string" calcext:value-type="string">
            <text:p>attr_SpeRank</text:p>
          </table:table-cell>
          <table:table-cell table:formula="of:=[.B6]=[.D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enown</text:p>
          </table:table-cell>
          <table:table-cell/>
          <table:table-cell office:value-type="string" calcext:value-type="string">
            <text:p>attr_RenownRating</text:p>
          </table:table-cell>
          <table:table-cell table:formula="of:=[.B7]=[.D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ower_Armour_History1</text:p>
          </table:table-cell>
          <table:table-cell table:style-name="ce1"/>
          <table:table-cell table:style-name="ce1" office:value-type="string" calcext:value-type="string">
            <text:p>attr_specialnotesname</text:p>
          </table:table-cell>
          <table:table-cell table:formula="of:=[.B8]=[.D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ower_Armour_History2</text:p>
          </table:table-cell>
          <table:table-cell table:style-name="ce1"/>
          <table:table-cell table:style-name="ce1" office:value-type="string" calcext:value-type="string">
            <text:p>attr_specialnotesdesc</text:p>
          </table:table-cell>
          <table:table-cell table:formula="of:=[.B9]=[.D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ower_Armour_History3</text:p>
          </table:table-cell>
          <table:table-cell table:style-name="ce1" table:number-columns-repeated="2"/>
          <table:table-cell table:formula="of:=[.B10]=[.D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layer</text:p>
          </table:table-cell>
          <table:table-cell/>
          <table:table-cell office:value-type="string" calcext:value-type="string">
            <text:p>attr_player</text:p>
          </table:table-cell>
          <table:table-cell table:formula="of:=[.B11]=[.D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sonal_Demeanour</text:p>
          </table:table-cell>
          <table:table-cell/>
          <table:table-cell office:value-type="string" calcext:value-type="string">
            <text:p>attr_PerDemeanour</text:p>
          </table:table-cell>
          <table:table-cell table:formula="of:=[.B12]=[.D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ast_Event</text:p>
          </table:table-cell>
          <table:table-cell/>
          <table:table-cell office:value-type="string" calcext:value-type="string">
            <text:p>attr_PastEvent</text:p>
          </table:table-cell>
          <table:table-cell table:formula="of:=[.B13]=[.D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Gender</text:p>
          </table:table-cell>
          <table:table-cell table:style-name="ce1" table:number-columns-repeated="2"/>
          <table:table-cell table:formula="of:=[.B14]=[.D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Age</text:p>
          </table:table-cell>
          <table:table-cell table:style-name="ce1" table:number-columns-repeated="2"/>
          <table:table-cell table:formula="of:=[.B15]=[.D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Build</text:p>
          </table:table-cell>
          <table:table-cell table:style-name="ce1" table:number-columns-repeated="2"/>
          <table:table-cell table:formula="of:=[.B16]=[.D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Complexion</text:p>
          </table:table-cell>
          <table:table-cell table:style-name="ce1" table:number-columns-repeated="2"/>
          <table:table-cell table:formula="of:=[.B17]=[.D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Hair</text:p>
          </table:table-cell>
          <table:table-cell table:style-name="ce1" table:number-columns-repeated="2"/>
          <table:table-cell table:formula="of:=[.B18]=[.D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Description1</text:p>
          </table:table-cell>
          <table:table-cell table:style-name="ce1"/>
          <table:table-cell table:style-name="ce1" office:value-type="string" calcext:value-type="string">
            <text:p>attr_CharacterDescription</text:p>
          </table:table-cell>
          <table:table-cell table:formula="of:=[.B19]=[.D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Description2</text:p>
          </table:table-cell>
          <table:table-cell table:style-name="ce1" table:number-columns-repeated="2"/>
          <table:table-cell table:formula="of:=[.B20]=[.D2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SB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Description3</text:p>
          </table:table-cell>
          <table:table-cell table:style-name="ce1" table:number-columns-repeated="2"/>
          <table:table-cell table:formula="of:=[.B21]=[.D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eaponSkill</text:p>
          </table:table-cell>
          <table:table-cell/>
          <table:table-cell office:value-type="string" calcext:value-type="string">
            <text:p>attr_startingWS</text:p>
          </table:table-cell>
          <table:table-cell table:formula="of:=[.B22]=[.D2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B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eaponSkill</text:p>
          </table:table-cell>
          <table:table-cell table:number-columns-repeated="2"/>
          <table:table-cell table:formula="of:=[.B23]=[.D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S</text:p>
          </table:table-cell>
          <table:table-cell/>
          <table:table-cell office:value-type="string" calcext:value-type="string">
            <text:p>attr_AdvancedWS1,attr_AdvancedWS2,attr_AdvancedWS3,attr_AdvancedWS4</text:p>
          </table:table-cell>
          <table:table-cell table:formula="of:=[.B24]=[.D2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allisticSkill</text:p>
          </table:table-cell>
          <table:table-cell/>
          <table:table-cell office:value-type="string" calcext:value-type="string">
            <text:p>attr_startingBS</text:p>
          </table:table-cell>
          <table:table-cell table:formula="of:=[.B25]=[.D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BallisticSkill</text:p>
          </table:table-cell>
          <table:table-cell table:number-columns-repeated="2"/>
          <table:table-cell table:formula="of:=[.B26]=[.D2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BS</text:p>
          </table:table-cell>
          <table:table-cell/>
          <table:table-cell office:value-type="string" calcext:value-type="string">
            <text:p>attr_AdvancedBS1,attr_AdvancedBS2,attr_AdvancedBS3,attr_AdvancedBS4</text:p>
          </table:table-cell>
          <table:table-cell table:formula="of:=[.B27]=[.D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trength</text:p>
          </table:table-cell>
          <table:table-cell/>
          <table:table-cell office:value-type="string" calcext:value-type="string">
            <text:p>attr_startingS</text:p>
          </table:table-cell>
          <table:table-cell table:formula="of:=[.B28]=[.D2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Strength</text:p>
          </table:table-cell>
          <table:table-cell table:number-columns-repeated="2"/>
          <table:table-cell table:formula="of:=[.B29]=[.D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S</text:p>
          </table:table-cell>
          <table:table-cell/>
          <table:table-cell office:value-type="string" calcext:value-type="string">
            <text:p>attr_AdvancedS1,attr_AdvancedS2,attr_AdvancedS3,attr_AdvancedS4</text:p>
          </table:table-cell>
          <table:table-cell table:formula="of:=[.B30]=[.D3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ness</text:p>
          </table:table-cell>
          <table:table-cell/>
          <table:table-cell office:value-type="string" calcext:value-type="string">
            <text:p>attr_startingT</text:p>
          </table:table-cell>
          <table:table-cell table:formula="of:=[.B31]=[.D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Toughness</text:p>
          </table:table-cell>
          <table:table-cell table:number-columns-repeated="2"/>
          <table:table-cell table:formula="of:=[.B32]=[.D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T</text:p>
          </table:table-cell>
          <table:table-cell/>
          <table:table-cell office:value-type="string" calcext:value-type="string">
            <text:p>attr_AdvancedT1,attr_AdvancedT2,attr_AdvancedT3,attr_AdvancedT4</text:p>
          </table:table-cell>
          <table:table-cell table:formula="of:=[.B33]=[.D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gility</text:p>
          </table:table-cell>
          <table:table-cell/>
          <table:table-cell office:value-type="string" calcext:value-type="string">
            <text:p>attr_startingAG</text:p>
          </table:table-cell>
          <table:table-cell table:formula="of:=[.B34]=[.D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Agility</text:p>
          </table:table-cell>
          <table:table-cell table:number-columns-repeated="2"/>
          <table:table-cell table:formula="of:=[.B35]=[.D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Ag</text:p>
          </table:table-cell>
          <table:table-cell/>
          <table:table-cell office:value-type="string" calcext:value-type="string">
            <text:p>attr_AdvancedAG1,attr_AdvancedAG2,attr_AdvancedAG3,attr_AdvancedAG4</text:p>
          </table:table-cell>
          <table:table-cell table:formula="of:=[.B36]=[.D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lligence</text:p>
          </table:table-cell>
          <table:table-cell/>
          <table:table-cell office:value-type="string" calcext:value-type="string">
            <text:p>attr_startingINT</text:p>
          </table:table-cell>
          <table:table-cell table:formula="of:=[.B37]=[.D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Intelligence</text:p>
          </table:table-cell>
          <table:table-cell table:number-columns-repeated="2"/>
          <table:table-cell table:formula="of:=[.B38]=[.D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Int</text:p>
          </table:table-cell>
          <table:table-cell/>
          <table:table-cell office:value-type="string" calcext:value-type="string">
            <text:p>attr_AdvancedINT1,attr_AdvancedINT2,attr_AdvancedINT3,attr_AdvancedINT4</text:p>
          </table:table-cell>
          <table:table-cell table:formula="of:=[.B39]=[.D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ception</text:p>
          </table:table-cell>
          <table:table-cell/>
          <table:table-cell office:value-type="string" calcext:value-type="string">
            <text:p>attr_startingPER</text:p>
          </table:table-cell>
          <table:table-cell table:formula="of:=[.B40]=[.D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Perception</text:p>
          </table:table-cell>
          <table:table-cell table:number-columns-repeated="2"/>
          <table:table-cell table:formula="of:=[.B41]=[.D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Per</text:p>
          </table:table-cell>
          <table:table-cell/>
          <table:table-cell office:value-type="string" calcext:value-type="string">
            <text:p>attr_AdvancedPER1,attr_AdvancedPER2,attr_AdvancedPER3,attr_AdvancedPER4</text:p>
          </table:table-cell>
          <table:table-cell table:formula="of:=[.B42]=[.D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illpower</text:p>
          </table:table-cell>
          <table:table-cell/>
          <table:table-cell office:value-type="string" calcext:value-type="string">
            <text:p>attr_startingWP</text:p>
          </table:table-cell>
          <table:table-cell table:formula="of:=[.B43]=[.D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Willpower</text:p>
          </table:table-cell>
          <table:table-cell table:number-columns-repeated="2"/>
          <table:table-cell table:formula="of:=[.B44]=[.D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P</text:p>
          </table:table-cell>
          <table:table-cell/>
          <table:table-cell office:value-type="string" calcext:value-type="string">
            <text:p>attr_AdvancedWP1,attr_AdvancedWP2,attr_AdvancedWP3,attr_AdvancedWP4</text:p>
          </table:table-cell>
          <table:table-cell table:formula="of:=[.B45]=[.D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ellowship</text:p>
          </table:table-cell>
          <table:table-cell/>
          <table:table-cell office:value-type="string" calcext:value-type="string">
            <text:p>attr_startingFEL</text:p>
          </table:table-cell>
          <table:table-cell table:formula="of:=[.B46]=[.D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Fellowship</text:p>
          </table:table-cell>
          <table:table-cell table:number-columns-repeated="2"/>
          <table:table-cell table:formula="of:=[.B47]=[.D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Fel</text:p>
          </table:table-cell>
          <table:table-cell/>
          <table:table-cell office:value-type="string" calcext:value-type="string">
            <text:p>attr_AdvancedFEL1,attr_AdvancedFEL2,attr_AdvancedFEL3,attr_AdvancedFEL4</text:p>
          </table:table-cell>
          <table:table-cell table:formula="of:=[.B48]=[.D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_max</text:p>
          </table:table-cell>
          <table:table-cell/>
          <table:table-cell office:value-type="string" calcext:value-type="string">
            <text:p>attr_fate_max</text:p>
          </table:table-cell>
          <table:table-cell table:formula="of:=[.B49]=[.D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</text:p>
          </table:table-cell>
          <table:table-cell/>
          <table:table-cell office:value-type="string" calcext:value-type="string">
            <text:p>attr_fate</text:p>
          </table:table-cell>
          <table:table-cell table:formula="of:=[.B50]=[.D5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sanity</text:p>
          </table:table-cell>
          <table:table-cell/>
          <table:table-cell office:value-type="string" calcext:value-type="string">
            <text:p>attr_PCurse</text:p>
          </table:table-cell>
          <table:table-cell table:formula="of:=[.B51]=[.D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Disorder</text:p>
          </table:table-cell>
          <table:table-cell table:style-name="ce1"/>
          <table:table-cell table:style-name="ce1" office:value-type="string" calcext:value-type="string">
            <text:p>repeating_disorders</text:p>
          </table:table-cell>
          <table:table-cell table:formula="of:=[.B52]=[.D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Disorder</text:p>
          </table:table-cell>
          <table:table-cell table:style-name="ce1"/>
          <table:table-cell table:style-name="ce1" office:value-type="string" calcext:value-type="string">
            <text:p>attr_DisorderName</text:p>
          </table:table-cell>
          <table:table-cell table:formula="of:=[.B53]=[.D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Disorder</text:p>
          </table:table-cell>
          <table:table-cell table:style-name="ce1"/>
          <table:table-cell table:style-name="ce1" office:value-type="string" calcext:value-type="string">
            <text:p>attr_disorderseverity</text:p>
          </table:table-cell>
          <table:table-cell table:formula="of:=[.B54]=[.D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Disorder</text:p>
          </table:table-cell>
          <table:table-cell table:style-name="ce1"/>
          <table:table-cell table:style-name="ce1" office:value-type="string" calcext:value-type="string">
            <text:p>attr_disorderdesc</text:p>
          </table:table-cell>
          <table:table-cell table:formula="of:=[.B55]=[.D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Disorder</text:p>
          </table:table-cell>
          <table:table-cell table:style-name="ce1" table:number-columns-repeated="2"/>
          <table:table-cell table:formula="of:=[.B56]=[.D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Disorder</text:p>
          </table:table-cell>
          <table:table-cell table:style-name="ce1" table:number-columns-repeated="2"/>
          <table:table-cell table:formula="of:=[.B57]=[.D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7thDisorder</text:p>
          </table:table-cell>
          <table:table-cell table:style-name="ce1" table:number-columns-repeated="2"/>
          <table:table-cell table:formula="of:=[.B58]=[.D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rruption</text:p>
          </table:table-cell>
          <table:table-cell/>
          <table:table-cell office:value-type="string" calcext:value-type="string">
            <text:p>attr_Corruption</text:p>
          </table:table-cell>
          <table:table-cell table:formula="of:=[.B59]=[.D5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Malignancy</text:p>
          </table:table-cell>
          <table:table-cell table:style-name="ce2"/>
          <table:table-cell table:style-name="ce2" office:value-type="string" calcext:value-type="string">
            <text:p>repeating_malignancies</text:p>
          </table:table-cell>
          <table:table-cell table:formula="of:=[.B60]=[.D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Malignancy</text:p>
          </table:table-cell>
          <table:table-cell table:style-name="ce2"/>
          <table:table-cell table:style-name="ce2" office:value-type="string" calcext:value-type="string">
            <text:p>attr_MaligName</text:p>
          </table:table-cell>
          <table:table-cell table:formula="of:=[.B61]=[.D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Malignancy</text:p>
          </table:table-cell>
          <table:table-cell table:style-name="ce2"/>
          <table:table-cell table:style-name="ce2" office:value-type="string" calcext:value-type="string">
            <text:p>attr_Maligdesc</text:p>
          </table:table-cell>
          <table:table-cell table:formula="of:=[.B62]=[.D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Mutation</text:p>
          </table:table-cell>
          <table:table-cell table:style-name="ce1"/>
          <table:table-cell table:style-name="ce1" office:value-type="string" calcext:value-type="string">
            <text:p>repeating_mutations</text:p>
          </table:table-cell>
          <table:table-cell table:formula="of:=[.B63]=[.D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Mutation</text:p>
          </table:table-cell>
          <table:table-cell table:style-name="ce1"/>
          <table:table-cell table:style-name="ce1" office:value-type="string" calcext:value-type="string">
            <text:p>attr_MutationName / attr_mutationdesc</text:p>
          </table:table-cell>
          <table:table-cell table:formula="of:=[.B64]=[.D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Mutation</text:p>
          </table:table-cell>
          <table:table-cell table:style-name="ce1" table:number-columns-repeated="2"/>
          <table:table-cell table:formula="of:=[.B65]=[.D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S</text:p>
          </table:table-cell>
          <table:table-cell table:number-columns-repeated="2"/>
          <table:table-cell table:formula="of:=[.B66]=[.D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BS</text:p>
          </table:table-cell>
          <table:table-cell table:number-columns-repeated="2"/>
          <table:table-cell table:formula="of:=[.B67]=[.D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S</text:p>
          </table:table-cell>
          <table:table-cell/>
          <table:table-cell office:value-type="string" calcext:value-type="string">
            <text:p>attr_MutCBS</text:p>
          </table:table-cell>
          <table:table-cell table:formula="of:=[.B68]=[.D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T</text:p>
          </table:table-cell>
          <table:table-cell/>
          <table:table-cell office:value-type="string" calcext:value-type="string">
            <text:p>attr_MutCBT</text:p>
          </table:table-cell>
          <table:table-cell table:formula="of:=[.B69]=[.D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Ag</text:p>
          </table:table-cell>
          <table:table-cell/>
          <table:table-cell office:value-type="string" calcext:value-type="string">
            <text:p>attr_MutCBA</text:p>
          </table:table-cell>
          <table:table-cell table:formula="of:=[.B70]=[.D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Int</text:p>
          </table:table-cell>
          <table:table-cell/>
          <table:table-cell office:value-type="string" calcext:value-type="string">
            <text:p>attr_MutCBI</text:p>
          </table:table-cell>
          <table:table-cell table:formula="of:=[.B71]=[.D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Per</text:p>
          </table:table-cell>
          <table:table-cell/>
          <table:table-cell office:value-type="string" calcext:value-type="string">
            <text:p>attr_MutCBP</text:p>
          </table:table-cell>
          <table:table-cell table:formula="of:=[.B72]=[.D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P</text:p>
          </table:table-cell>
          <table:table-cell/>
          <table:table-cell office:value-type="string" calcext:value-type="string">
            <text:p>attr_MutCBW</text:p>
          </table:table-cell>
          <table:table-cell table:formula="of:=[.B73]=[.D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Fel</text:p>
          </table:table-cell>
          <table:table-cell/>
          <table:table-cell office:value-type="string" calcext:value-type="string">
            <text:p>attr_MutCBF</text:p>
          </table:table-cell>
          <table:table-cell table:formula="of:=[.B74]=[.D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rimarch_Curse-1</text:p>
          </table:table-cell>
          <table:table-cell table:style-name="ce3"/>
          <table:table-cell table:style-name="ce3" office:value-type="string" calcext:value-type="string">
            <text:p>attr_CurseName</text:p>
          </table:table-cell>
          <table:table-cell table:formula="of:=[.B75]=[.D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rimarch_Curse-2</text:p>
          </table:table-cell>
          <table:table-cell table:style-name="ce1"/>
          <table:table-cell table:style-name="ce1" office:value-type="string" calcext:value-type="string">
            <text:p>attr_cursedesc1</text:p>
          </table:table-cell>
          <table:table-cell table:formula="of:=[.B76]=[.D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atiguepenalty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Primarch_Curse-3</text:p>
          </table:table-cell>
          <table:table-cell table:style-name="ce1"/>
          <table:table-cell table:style-name="ce1" office:value-type="string" calcext:value-type="string">
            <text:p>attr_cursedesc2</text:p>
          </table:table-cell>
          <table:table-cell table:formula="of:=[.B77]=[.D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rimarch_Curse-4</text:p>
          </table:table-cell>
          <table:table-cell table:style-name="ce1"/>
          <table:table-cell table:style-name="ce1" office:value-type="string" calcext:value-type="string">
            <text:p>attr_cursedesc3</text:p>
          </table:table-cell>
          <table:table-cell table:formula="of:=[.B78]=[.D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rimarch_Curse-5</text:p>
          </table:table-cell>
          <table:table-cell table:style-name="ce1" table:number-columns-repeated="2"/>
          <table:table-cell table:formula="of:=[.B79]=[.D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Primarch_Curse-6</text:p>
          </table:table-cell>
          <table:table-cell table:style-name="ce1" table:number-columns-repeated="2"/>
          <table:table-cell table:formula="of:=[.B80]=[.D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Characteristic</text:p>
          </table:table-cell>
          <table:table-cell table:number-columns-repeated="2"/>
          <table:table-cell table:formula="of:=[.B81]=[.D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</text:p>
          </table:table-cell>
          <table:table-cell/>
          <table:table-cell office:value-type="string" calcext:value-type="string">
            <text:p>attr_Awareness1,attr_Awareness2,attr_Awareness3</text:p>
          </table:table-cell>
          <table:table-cell table:formula="of:=[.B82]=[.D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Characteristic</text:p>
          </table:table-cell>
          <table:table-cell table:number-columns-repeated="2"/>
          <table:table-cell table:formula="of:=[.B83]=[.D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</text:p>
          </table:table-cell>
          <table:table-cell/>
          <table:table-cell office:value-type="string" calcext:value-type="string">
            <text:p>attr_Carouse1,attr_Carouse2,attr_Carouse3</text:p>
          </table:table-cell>
          <table:table-cell table:formula="of:=[.B84]=[.D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Characteristic</text:p>
          </table:table-cell>
          <table:table-cell table:number-columns-repeated="2"/>
          <table:table-cell table:formula="of:=[.B85]=[.D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</text:p>
          </table:table-cell>
          <table:table-cell/>
          <table:table-cell office:value-type="string" calcext:value-type="string">
            <text:p>attr_Charm1,attr_Charm2,attr_Charm3</text:p>
          </table:table-cell>
          <table:table-cell table:formula="of:=[.B86]=[.D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Characteristic</text:p>
          </table:table-cell>
          <table:table-cell table:number-columns-repeated="2"/>
          <table:table-cell table:formula="of:=[.B87]=[.D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</text:p>
          </table:table-cell>
          <table:table-cell/>
          <table:table-cell office:value-type="string" calcext:value-type="string">
            <text:p>attr_Climb1,attr_Climb2,attr_Climb3</text:p>
          </table:table-cell>
          <table:table-cell table:formula="of:=[.B88]=[.D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Characteristic</text:p>
          </table:table-cell>
          <table:table-cell table:number-columns-repeated="2"/>
          <table:table-cell table:formula="of:=[.B89]=[.D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</text:p>
          </table:table-cell>
          <table:table-cell/>
          <table:table-cell office:value-type="string" calcext:value-type="string">
            <text:p>attr_Command1,attr_Command2,attr_Command3</text:p>
          </table:table-cell>
          <table:table-cell table:formula="of:=[.B90]=[.D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Characteristic</text:p>
          </table:table-cell>
          <table:table-cell table:number-columns-repeated="2"/>
          <table:table-cell table:formula="of:=[.B91]=[.D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</text:p>
          </table:table-cell>
          <table:table-cell/>
          <table:table-cell office:value-type="string" calcext:value-type="string">
            <text:p>attr_Concealment1,attr_Concealment2,attr_Concealment3</text:p>
          </table:table-cell>
          <table:table-cell table:formula="of:=[.B92]=[.D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Characteristic</text:p>
          </table:table-cell>
          <table:table-cell table:number-columns-repeated="2"/>
          <table:table-cell table:formula="of:=[.B93]=[.D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</text:p>
          </table:table-cell>
          <table:table-cell/>
          <table:table-cell office:value-type="string" calcext:value-type="string">
            <text:p>attr_Contortionist1,attr_Contortionist2,attr_Contortionist3</text:p>
          </table:table-cell>
          <table:table-cell table:formula="of:=[.B94]=[.D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Characteristic</text:p>
          </table:table-cell>
          <table:table-cell table:number-columns-repeated="2"/>
          <table:table-cell table:formula="of:=[.B95]=[.D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</text:p>
          </table:table-cell>
          <table:table-cell/>
          <table:table-cell office:value-type="string" calcext:value-type="string">
            <text:p>attr_Deceive1,attr_Deceive2,attr_Deceive3</text:p>
          </table:table-cell>
          <table:table-cell table:formula="of:=[.B96]=[.D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Characteristic</text:p>
          </table:table-cell>
          <table:table-cell table:number-columns-repeated="2"/>
          <table:table-cell table:formula="of:=[.B97]=[.D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</text:p>
          </table:table-cell>
          <table:table-cell table:number-columns-repeated="2"/>
          <table:table-cell table:formula="of:=[.B98]=[.D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Characteristic</text:p>
          </table:table-cell>
          <table:table-cell table:number-columns-repeated="2"/>
          <table:table-cell table:formula="of:=[.B99]=[.D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</text:p>
          </table:table-cell>
          <table:table-cell/>
          <table:table-cell office:value-type="string" calcext:value-type="string">
            <text:p>attr_Dodge1,attr_Dodge2,attr_Dodge3</text:p>
          </table:table-cell>
          <table:table-cell table:formula="of:=[.B100]=[.D1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Characteristic</text:p>
          </table:table-cell>
          <table:table-cell table:number-columns-repeated="2"/>
          <table:table-cell table:formula="of:=[.B101]=[.D10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</text:p>
          </table:table-cell>
          <table:table-cell/>
          <table:table-cell office:value-type="string" calcext:value-type="string">
            <text:p>attr_Evaluate1,attr_Evaluate2,attr_Evaluate3</text:p>
          </table:table-cell>
          <table:table-cell table:formula="of:=[.B102]=[.D10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Characteristic</text:p>
          </table:table-cell>
          <table:table-cell table:number-columns-repeated="2"/>
          <table:table-cell table:formula="of:=[.B103]=[.D10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</text:p>
          </table:table-cell>
          <table:table-cell/>
          <table:table-cell office:value-type="string" calcext:value-type="string">
            <text:p>attr_Gamble1,attr_Gamble2,attr_Gamble3</text:p>
          </table:table-cell>
          <table:table-cell table:formula="of:=[.B104]=[.D10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Characteristic</text:p>
          </table:table-cell>
          <table:table-cell table:number-columns-repeated="2"/>
          <table:table-cell table:formula="of:=[.B105]=[.D10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</text:p>
          </table:table-cell>
          <table:table-cell/>
          <table:table-cell office:value-type="string" calcext:value-type="string">
            <text:p>attr_Inquiry1,attr_Inquiry2,attr_Inquiry3</text:p>
          </table:table-cell>
          <table:table-cell table:formula="of:=[.B106]=[.D10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Characteristic</text:p>
          </table:table-cell>
          <table:table-cell table:number-columns-repeated="2"/>
          <table:table-cell table:formula="of:=[.B107]=[.D10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</text:p>
          </table:table-cell>
          <table:table-cell/>
          <table:table-cell office:value-type="string" calcext:value-type="string">
            <text:p>attr_Intimidate1,attr_Intimidate2,attr_Intimidate3</text:p>
          </table:table-cell>
          <table:table-cell table:formula="of:=[.B108]=[.D10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Characteristic</text:p>
          </table:table-cell>
          <table:table-cell table:number-columns-repeated="2"/>
          <table:table-cell table:formula="of:=[.B109]=[.D10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</text:p>
          </table:table-cell>
          <table:table-cell/>
          <table:table-cell office:value-type="string" calcext:value-type="string">
            <text:p>attr_Logic1,attr_Logic2,attr_Logic3</text:p>
          </table:table-cell>
          <table:table-cell table:formula="of:=[.B110]=[.D1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Characteristic</text:p>
          </table:table-cell>
          <table:table-cell table:number-columns-repeated="2"/>
          <table:table-cell table:formula="of:=[.B111]=[.D1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</text:p>
          </table:table-cell>
          <table:table-cell/>
          <table:table-cell office:value-type="string" calcext:value-type="string">
            <text:p>attr_Scrutiny1,attr_Scrutiny2,attr_Scrutiny3</text:p>
          </table:table-cell>
          <table:table-cell table:formula="of:=[.B112]=[.D1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Characteristic</text:p>
          </table:table-cell>
          <table:table-cell table:number-columns-repeated="2"/>
          <table:table-cell table:formula="of:=[.B113]=[.D1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</text:p>
          </table:table-cell>
          <table:table-cell/>
          <table:table-cell office:value-type="string" calcext:value-type="string">
            <text:p>attr_Search1,attr_Search2,attr_Search3</text:p>
          </table:table-cell>
          <table:table-cell table:formula="of:=[.B114]=[.D1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Characteristic</text:p>
          </table:table-cell>
          <table:table-cell table:number-columns-repeated="2"/>
          <table:table-cell table:formula="of:=[.B115]=[.D1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</text:p>
          </table:table-cell>
          <table:table-cell/>
          <table:table-cell office:value-type="string" calcext:value-type="string">
            <text:p>attr_SilentMove1,attr_SilentMove2,attr_SilentMove3</text:p>
          </table:table-cell>
          <table:table-cell table:formula="of:=[.B116]=[.D1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Characteristic</text:p>
          </table:table-cell>
          <table:table-cell table:number-columns-repeated="2"/>
          <table:table-cell table:formula="of:=[.B117]=[.D1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</text:p>
          </table:table-cell>
          <table:table-cell/>
          <table:table-cell office:value-type="string" calcext:value-type="string">
            <text:p>attr_Swim1,attr_Swim2,attr_Swim3</text:p>
          </table:table-cell>
          <table:table-cell table:formula="of:=[.B118]=[.D1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Characteristic</text:p>
          </table:table-cell>
          <table:table-cell table:number-columns-repeated="2"/>
          <table:table-cell table:formula="of:=[.B119]=[.D1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</text:p>
          </table:table-cell>
          <table:table-cell/>
          <table:table-cell office:value-type="string" calcext:value-type="string">
            <text:p>attr_Acrobatics1,attr_Acrobatics2,attr_Acrobatics3,attr_Acrobatics4</text:p>
          </table:table-cell>
          <table:table-cell table:formula="of:=[.B120]=[.D1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Characteristic</text:p>
          </table:table-cell>
          <table:table-cell table:number-columns-repeated="2"/>
          <table:table-cell table:formula="of:=[.B121]=[.D1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</text:p>
          </table:table-cell>
          <table:table-cell table:number-columns-repeated="2"/>
          <table:table-cell table:formula="of:=[.B122]=[.D1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Characteristic</text:p>
          </table:table-cell>
          <table:table-cell table:number-columns-repeated="2"/>
          <table:table-cell table:formula="of:=[.B123]=[.D1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</text:p>
          </table:table-cell>
          <table:table-cell/>
          <table:table-cell office:value-type="string" calcext:value-type="string">
            <text:p>attr_Chem-Use1,attr_Chem-Use2,attr_Chem-Use3,attr_Chem-Use4</text:p>
          </table:table-cell>
          <table:table-cell table:formula="of:=[.B124]=[.D1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Characteristic</text:p>
          </table:table-cell>
          <table:table-cell table:number-columns-repeated="2"/>
          <table:table-cell table:formula="of:=[.B125]=[.D1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</text:p>
          </table:table-cell>
          <table:table-cell/>
          <table:table-cell office:value-type="string" calcext:value-type="string">
            <text:p>attr_Demolition1,attr_Demolition2,attr_Demolition3,attr_Demolition4</text:p>
          </table:table-cell>
          <table:table-cell table:formula="of:=[.B126]=[.D1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Characteristic</text:p>
          </table:table-cell>
          <table:table-cell table:number-columns-repeated="2"/>
          <table:table-cell table:formula="of:=[.B127]=[.D1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</text:p>
          </table:table-cell>
          <table:table-cell/>
          <table:table-cell office:value-type="string" calcext:value-type="string">
            <text:p>attr_Interrogation1,attr_Interrogation2,attr_Interrogation3,attr_Interrogation4</text:p>
          </table:table-cell>
          <table:table-cell table:formula="of:=[.B128]=[.D1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Characteristic</text:p>
          </table:table-cell>
          <table:table-cell table:number-columns-repeated="2"/>
          <table:table-cell table:formula="of:=[.B129]=[.D1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</text:p>
          </table:table-cell>
          <table:table-cell/>
          <table:table-cell office:value-type="string" calcext:value-type="string">
            <text:p>attr_Invocation1,attr_Invocation2,attr_Invocation3,attr_Invocation4</text:p>
          </table:table-cell>
          <table:table-cell table:formula="of:=[.B130]=[.D1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Characteristic</text:p>
          </table:table-cell>
          <table:table-cell table:number-columns-repeated="2"/>
          <table:table-cell table:formula="of:=[.B131]=[.D1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</text:p>
          </table:table-cell>
          <table:table-cell/>
          <table:table-cell office:value-type="string" calcext:value-type="string">
            <text:p>attr_Literacy1,attr_Literacy2,attr_Literacy3,attr_Literacy4</text:p>
          </table:table-cell>
          <table:table-cell table:formula="of:=[.B132]=[.D1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Characteristic</text:p>
          </table:table-cell>
          <table:table-cell table:number-columns-repeated="2"/>
          <table:table-cell table:formula="of:=[.B133]=[.D1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</text:p>
          </table:table-cell>
          <table:table-cell/>
          <table:table-cell office:value-type="string" calcext:value-type="string">
            <text:p>attr_Medicae1,attr_Medicae2,attr_Medicae3,attr_Medicae4</text:p>
          </table:table-cell>
          <table:table-cell table:formula="of:=[.B134]=[.D13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Characteristic</text:p>
          </table:table-cell>
          <table:table-cell table:number-columns-repeated="2"/>
          <table:table-cell table:formula="of:=[.B135]=[.D1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</text:p>
          </table:table-cell>
          <table:table-cell/>
          <table:table-cell office:value-type="string" calcext:value-type="string">
            <text:p>attr_Psyniscience1,attr_Psyniscience2,attr_Psyniscience3,attr_Psyniscience4</text:p>
          </table:table-cell>
          <table:table-cell table:formula="of:=[.B136]=[.D13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Characteristic</text:p>
          </table:table-cell>
          <table:table-cell table:number-columns-repeated="2"/>
          <table:table-cell table:formula="of:=[.B137]=[.D1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</text:p>
          </table:table-cell>
          <table:table-cell/>
          <table:table-cell office:value-type="string" calcext:value-type="string">
            <text:p>attr_Security1,attr_Security2,attr_Security3,attr_Security4</text:p>
          </table:table-cell>
          <table:table-cell table:formula="of:=[.B138]=[.D1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Characteristic</text:p>
          </table:table-cell>
          <table:table-cell table:number-columns-repeated="2"/>
          <table:table-cell table:formula="of:=[.B139]=[.D1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</text:p>
          </table:table-cell>
          <table:table-cell/>
          <table:table-cell office:value-type="string" calcext:value-type="string">
            <text:p>attr_Shadowing1,attr_Shadowing2,attr_Shadowing3,attr_Shadowing4</text:p>
          </table:table-cell>
          <table:table-cell table:formula="of:=[.B140]=[.D1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Characteristic</text:p>
          </table:table-cell>
          <table:table-cell table:number-columns-repeated="2"/>
          <table:table-cell table:formula="of:=[.B141]=[.D1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</text:p>
          </table:table-cell>
          <table:table-cell/>
          <table:table-cell office:value-type="string" calcext:value-type="string">
            <text:p>attr_SleightofHand1,attr_SleightofHand2,attr_SleightofHand3,attr_SleightofHand4</text:p>
          </table:table-cell>
          <table:table-cell table:formula="of:=[.B142]=[.D1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Characteristic</text:p>
          </table:table-cell>
          <table:table-cell table:number-columns-repeated="2"/>
          <table:table-cell table:formula="of:=[.B143]=[.D1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</text:p>
          </table:table-cell>
          <table:table-cell/>
          <table:table-cell office:value-type="string" calcext:value-type="string">
            <text:p>attr_Survival1,attr_Survival2,attr_Survival3,attr_Survival4</text:p>
          </table:table-cell>
          <table:table-cell table:formula="of:=[.B144]=[.D1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Characteristic</text:p>
          </table:table-cell>
          <table:table-cell table:number-columns-repeated="2"/>
          <table:table-cell table:formula="of:=[.B145]=[.D1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</text:p>
          </table:table-cell>
          <table:table-cell/>
          <table:table-cell office:value-type="string" calcext:value-type="string">
            <text:p>attr_Tech-Use1,attr_Tech-Use2,attr_Tech-Use3,attr_Tech-Use4</text:p>
          </table:table-cell>
          <table:table-cell table:formula="of:=[.B146]=[.D1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Characteristic</text:p>
          </table:table-cell>
          <table:table-cell table:number-columns-repeated="2"/>
          <table:table-cell table:formula="of:=[.B147]=[.D1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</text:p>
          </table:table-cell>
          <table:table-cell/>
          <table:table-cell office:value-type="string" calcext:value-type="string">
            <text:p>attr_Tracking1,attr_Tracking2,attr_Tracking3,attr_Tracking4</text:p>
          </table:table-cell>
          <table:table-cell table:formula="of:=[.B148]=[.D1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Characteristic</text:p>
          </table:table-cell>
          <table:table-cell table:number-columns-repeated="2"/>
          <table:table-cell table:formula="of:=[.B149]=[.D1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</text:p>
          </table:table-cell>
          <table:table-cell/>
          <table:table-cell office:value-type="string" calcext:value-type="string">
            <text:p>attr_Wrangling1,attr_Wrangling2,attr_Wrangling3,attr_Wrangling4</text:p>
          </table:table-cell>
          <table:table-cell table:formula="of:=[.B150]=[.D15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skill</text:p>
          </table:table-cell>
          <table:table-cell table:number-columns-repeated="2"/>
          <table:table-cell table:formula="of:=[.B151]=[.D1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Characteristic</text:p>
          </table:table-cell>
          <table:table-cell table:number-columns-repeated="2"/>
          <table:table-cell table:formula="of:=[.B152]=[.D1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</text:p>
          </table:table-cell>
          <table:table-cell table:number-columns-repeated="2"/>
          <table:table-cell table:formula="of:=[.B153]=[.D1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CiphersCharacteristic</text:p>
          </table:table-cell>
          <table:table-cell table:style-name="ce1"/>
          <table:table-cell table:style-name="ce1" office:value-type="string" calcext:value-type="string">
            <text:p>repeating_ciphers</text:p>
          </table:table-cell>
          <table:table-cell table:formula="of:=[.B154]=[.D1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Ciphers-name</text:p>
          </table:table-cell>
          <table:table-cell table:style-name="ce1"/>
          <table:table-cell table:style-name="ce1" office:value-type="string" calcext:value-type="string">
            <text:p>attr_Ciphersname</text:p>
          </table:table-cell>
          <table:table-cell table:formula="of:=[.B155]=[.D1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Ciphers</text:p>
          </table:table-cell>
          <table:table-cell table:style-name="ce1"/>
          <table:table-cell table:style-name="ce1" office:value-type="string" calcext:value-type="string">
            <text:p>attr_Ciphers1,attr_Ciphers2,attr_Ciphers3,attr_Ciphers4</text:p>
          </table:table-cell>
          <table:table-cell table:formula="of:=[.B156]=[.D1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Ciphers-name</text:p>
          </table:table-cell>
          <table:table-cell table:style-name="ce1" table:number-columns-repeated="2"/>
          <table:table-cell table:formula="of:=[.B157]=[.D1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Ciphers</text:p>
          </table:table-cell>
          <table:table-cell table:style-name="ce1" table:number-columns-repeated="2"/>
          <table:table-cell table:formula="of:=[.B158]=[.D1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Ciphers-name</text:p>
          </table:table-cell>
          <table:table-cell table:style-name="ce1" table:number-columns-repeated="2"/>
          <table:table-cell table:formula="of:=[.B159]=[.D1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Ciphers</text:p>
          </table:table-cell>
          <table:table-cell table:style-name="ce1" table:number-columns-repeated="2"/>
          <table:table-cell table:formula="of:=[.B160]=[.D1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Ciphers-name</text:p>
          </table:table-cell>
          <table:table-cell table:style-name="ce1" table:number-columns-repeated="2"/>
          <table:table-cell table:formula="of:=[.B161]=[.D1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Ciphers</text:p>
          </table:table-cell>
          <table:table-cell table:style-name="ce1" table:number-columns-repeated="2"/>
          <table:table-cell table:formula="of:=[.B162]=[.D1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Ciphers-name</text:p>
          </table:table-cell>
          <table:table-cell table:style-name="ce1" table:number-columns-repeated="2"/>
          <table:table-cell table:formula="of:=[.B163]=[.D1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Ciphers</text:p>
          </table:table-cell>
          <table:table-cell table:style-name="ce1" table:number-columns-repeated="2"/>
          <table:table-cell table:formula="of:=[.B164]=[.D1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Ciphers-name</text:p>
          </table:table-cell>
          <table:table-cell table:style-name="ce1" table:number-columns-repeated="2"/>
          <table:table-cell table:formula="of:=[.B165]=[.D1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Ciphers</text:p>
          </table:table-cell>
          <table:table-cell table:style-name="ce1" table:number-columns-repeated="2"/>
          <table:table-cell table:formula="of:=[.B166]=[.D1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DriveCharacteristic</text:p>
          </table:table-cell>
          <table:table-cell table:style-name="ce2"/>
          <table:table-cell table:style-name="ce2" office:value-type="string" calcext:value-type="string">
            <text:p>repeating_drive</text:p>
          </table:table-cell>
          <table:table-cell table:formula="of:=[.B167]=[.D1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Drive-name</text:p>
          </table:table-cell>
          <table:table-cell table:style-name="ce2"/>
          <table:table-cell table:style-name="ce2" office:value-type="string" calcext:value-type="string">
            <text:p>attr_Drivename</text:p>
          </table:table-cell>
          <table:table-cell table:formula="of:=[.B168]=[.D1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Drive</text:p>
          </table:table-cell>
          <table:table-cell table:style-name="ce2"/>
          <table:table-cell table:style-name="ce2" office:value-type="string" calcext:value-type="string">
            <text:p>attr_Drive1,attr_Drive2,attr_Drive3,attr_Drive4</text:p>
          </table:table-cell>
          <table:table-cell table:formula="of:=[.B169]=[.D1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Drive-name</text:p>
          </table:table-cell>
          <table:table-cell table:style-name="ce2" table:number-columns-repeated="2"/>
          <table:table-cell table:formula="of:=[.B170]=[.D1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Drive</text:p>
          </table:table-cell>
          <table:table-cell table:style-name="ce2" table:number-columns-repeated="2"/>
          <table:table-cell table:formula="of:=[.B171]=[.D1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Drive-name</text:p>
          </table:table-cell>
          <table:table-cell table:style-name="ce2" table:number-columns-repeated="2"/>
          <table:table-cell table:formula="of:=[.B172]=[.D1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Drive</text:p>
          </table:table-cell>
          <table:table-cell table:style-name="ce2" table:number-columns-repeated="2"/>
          <table:table-cell table:formula="of:=[.B173]=[.D1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Drive-name</text:p>
          </table:table-cell>
          <table:table-cell table:style-name="ce2" table:number-columns-repeated="2"/>
          <table:table-cell table:formula="of:=[.B174]=[.D1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Drive</text:p>
          </table:table-cell>
          <table:table-cell table:style-name="ce2" table:number-columns-repeated="2"/>
          <table:table-cell table:formula="of:=[.B175]=[.D1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Drive-name</text:p>
          </table:table-cell>
          <table:table-cell table:style-name="ce2" table:number-columns-repeated="2"/>
          <table:table-cell table:formula="of:=[.B176]=[.D17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Drive</text:p>
          </table:table-cell>
          <table:table-cell table:style-name="ce2" table:number-columns-repeated="2"/>
          <table:table-cell table:formula="of:=[.B177]=[.D1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Drive-name</text:p>
          </table:table-cell>
          <table:table-cell table:style-name="ce2" table:number-columns-repeated="2"/>
          <table:table-cell table:formula="of:=[.B178]=[.D1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Drive</text:p>
          </table:table-cell>
          <table:table-cell table:style-name="ce2" table:number-columns-repeated="2"/>
          <table:table-cell table:formula="of:=[.B179]=[.D1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LinguisticsCharacteristic</text:p>
          </table:table-cell>
          <table:table-cell table:style-name="ce1" table:number-columns-repeated="2"/>
          <table:table-cell table:formula="of:=[.B180]=[.D1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Linguistics-name</text:p>
          </table:table-cell>
          <table:table-cell table:style-name="ce1"/>
          <table:table-cell table:style-name="ce1" office:value-type="string" calcext:value-type="string">
            <text:p>attr_1languagename</text:p>
          </table:table-cell>
          <table:table-cell table:formula="of:=[.B181]=[.D1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Linguistics</text:p>
          </table:table-cell>
          <table:table-cell table:style-name="ce1"/>
          <table:table-cell table:style-name="ce1" office:value-type="string" calcext:value-type="string">
            <text:p>attr_1language1,attr_1language2,attr_1language3,attr_1language4</text:p>
          </table:table-cell>
          <table:table-cell table:formula="of:=[.B182]=[.D1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Linguistics-name</text:p>
          </table:table-cell>
          <table:table-cell table:style-name="ce1"/>
          <table:table-cell table:style-name="ce1" office:value-type="string" calcext:value-type="string">
            <text:p>repeating_speaklanguage</text:p>
          </table:table-cell>
          <table:table-cell table:formula="of:=[.B183]=[.D1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Linguistics</text:p>
          </table:table-cell>
          <table:table-cell table:style-name="ce1"/>
          <table:table-cell table:style-name="ce1" office:value-type="string" calcext:value-type="string">
            <text:p>attr_languagename</text:p>
          </table:table-cell>
          <table:table-cell table:formula="of:=[.B184]=[.D1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Linguistics-name</text:p>
          </table:table-cell>
          <table:table-cell table:style-name="ce1"/>
          <table:table-cell table:style-name="ce1" office:value-type="string" calcext:value-type="string">
            <text:p>attr_language1,attr_language2,attr_language3,attr_language4</text:p>
          </table:table-cell>
          <table:table-cell table:formula="of:=[.B185]=[.D1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Linguistics</text:p>
          </table:table-cell>
          <table:table-cell table:style-name="ce1" table:number-columns-repeated="2"/>
          <table:table-cell table:formula="of:=[.B186]=[.D1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Linguistics-name</text:p>
          </table:table-cell>
          <table:table-cell table:style-name="ce1" table:number-columns-repeated="2"/>
          <table:table-cell table:formula="of:=[.B187]=[.D1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Linguistics</text:p>
          </table:table-cell>
          <table:table-cell table:style-name="ce1" table:number-columns-repeated="2"/>
          <table:table-cell table:formula="of:=[.B188]=[.D1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Linguistics-name</text:p>
          </table:table-cell>
          <table:table-cell table:style-name="ce1" table:number-columns-repeated="2"/>
          <table:table-cell table:formula="of:=[.B189]=[.D1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Linguistics</text:p>
          </table:table-cell>
          <table:table-cell table:style-name="ce1" table:number-columns-repeated="2"/>
          <table:table-cell table:formula="of:=[.B190]=[.D1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 6thLinguistics-name</text:p>
          </table:table-cell>
          <table:table-cell table:style-name="ce1" table:number-columns-repeated="2"/>
          <table:table-cell table:formula="of:=[.B191]=[.D1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Linguistics</text:p>
          </table:table-cell>
          <table:table-cell table:style-name="ce1" table:number-columns-repeated="2"/>
          <table:table-cell table:formula="of:=[.B192]=[.D1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7thLinguistics-name</text:p>
          </table:table-cell>
          <table:table-cell table:style-name="ce1" table:number-columns-repeated="2"/>
          <table:table-cell table:formula="of:=[.B193]=[.D1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7thLinguistics</text:p>
          </table:table-cell>
          <table:table-cell table:style-name="ce1" table:number-columns-repeated="2"/>
          <table:table-cell table:formula="of:=[.B194]=[.D1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NavigationCharacteristic</text:p>
          </table:table-cell>
          <table:table-cell table:style-name="ce2"/>
          <table:table-cell table:style-name="ce2" office:value-type="string" calcext:value-type="string">
            <text:p>repeating_navigation</text:p>
          </table:table-cell>
          <table:table-cell table:formula="of:=[.B195]=[.D1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Navigation-name</text:p>
          </table:table-cell>
          <table:table-cell table:style-name="ce2"/>
          <table:table-cell table:style-name="ce2" office:value-type="string" calcext:value-type="string">
            <text:p>attr_Navigationname</text:p>
          </table:table-cell>
          <table:table-cell table:formula="of:=[.B196]=[.D1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Navigation</text:p>
          </table:table-cell>
          <table:table-cell table:style-name="ce2"/>
          <table:table-cell table:style-name="ce2" office:value-type="string" calcext:value-type="string">
            <text:p>attr_Navigation1,attr_Navigation2,attr_Navigation3,attr_Navigation4</text:p>
          </table:table-cell>
          <table:table-cell table:formula="of:=[.B197]=[.D1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Navigation-name</text:p>
          </table:table-cell>
          <table:table-cell table:style-name="ce2" table:number-columns-repeated="2"/>
          <table:table-cell table:formula="of:=[.B198]=[.D1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Navigation</text:p>
          </table:table-cell>
          <table:table-cell table:style-name="ce2" table:number-columns-repeated="2"/>
          <table:table-cell table:formula="of:=[.B199]=[.D1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Navigation-name</text:p>
          </table:table-cell>
          <table:table-cell table:style-name="ce2" table:number-columns-repeated="2"/>
          <table:table-cell table:formula="of:=[.B200]=[.D2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Navigation</text:p>
          </table:table-cell>
          <table:table-cell table:style-name="ce2" table:number-columns-repeated="2"/>
          <table:table-cell table:formula="of:=[.B201]=[.D20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ustomskil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Navigation-name</text:p>
          </table:table-cell>
          <table:table-cell table:style-name="ce2" table:number-columns-repeated="2"/>
          <table:table-cell table:formula="of:=[.B202]=[.D2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29: <text:s text:c="24"/>&lt;input id="subitem" name="attr_CustomSkillname" type="text" placeholder="Skill Name"/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4thNavigation</text:p>
          </table:table-cell>
          <table:table-cell table:style-name="ce2" table:number-columns-repeated="2"/>
          <table:table-cell table:formula="of:=[.B203]=[.D2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30: <text:s text:c="24"/>&lt;select name="attr_CustomSkillcharacteristic" id="subitem" style="font-weight:bold"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Navigation-name</text:p>
          </table:table-cell>
          <table:table-cell table:style-name="ce2" table:number-columns-repeated="2"/>
          <table:table-cell table:formula="of:=[.B204]=[.D2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1: <text:s text:c="24"/>&lt;div id="cbitem"&gt;&lt;input name="attr_CustomSkill1" type="checkbox" value="0.5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Navigation</text:p>
          </table:table-cell>
          <table:table-cell table:style-name="ce2" table:number-columns-repeated="2"/>
          <table:table-cell table:formula="of:=[.B205]=[.D2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2: <text:s text:c="24"/>&lt;div id="cbitem"&gt;&lt;input name="attr_CustomSkill2" type="checkbox" value="0.5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Navigation-name</text:p>
          </table:table-cell>
          <table:table-cell table:style-name="ce2" table:number-columns-repeated="2"/>
          <table:table-cell table:formula="of:=[.B206]=[.D2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3: <text:s text:c="24"/>&lt;div id="cbitem"&gt;&lt;input name="attr_CustomSkill3" type="checkbox" value="10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Navigation</text:p>
          </table:table-cell>
          <table:table-cell table:style-name="ce2" table:number-columns-repeated="2"/>
          <table:table-cell table:formula="of:=[.B207]=[.D2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4: <text:s text:c="24"/>&lt;div id="cbitem"&gt;&lt;input name="attr_CustomSkill4" type="checkbox" value="10"/&gt;&lt;/div&gt;</text:p>
          </table:table-cell>
        </table:table-row>
        <table:table-row table:style-name="ro1">
          <table:table-cell/>
          <table:table-cell table:style-name="ce1" office:value-type="string" calcext:value-type="string">
            <text:p>attr_PerformerCharacteristic</text:p>
          </table:table-cell>
          <table:table-cell table:style-name="ce1"/>
          <table:table-cell table:style-name="ce1" office:value-type="string" calcext:value-type="string">
            <text:p>repeating_performer</text:p>
          </table:table-cell>
          <table:table-cell table:formula="of:=[.B208]=[.D2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5: <text:s text:c="24"/>&lt;input id="subitem" name="attr_CustomSkillTalentBonus" type="number" value="0"/&gt;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Performer-name</text:p>
          </table:table-cell>
          <table:table-cell table:style-name="ce1"/>
          <table:table-cell table:style-name="ce1" office:value-type="string" calcext:value-type="string">
            <text:p>attr_Performername</text:p>
          </table:table-cell>
          <table:table-cell table:formula="of:=[.B209]=[.D2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6: <text:s text:c="24"/>&lt;input id="subitem" name="attr_CustomSkillOtherBonus" type="number" value="0"/&gt;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Performer</text:p>
          </table:table-cell>
          <table:table-cell table:style-name="ce1"/>
          <table:table-cell table:style-name="ce1" office:value-type="string" calcext:value-type="string">
            <text:p>attr_Performer1,attr_Performer2,attr_Performer3,attr_Performer4</text:p>
          </table:table-cell>
          <table:table-cell table:formula="of:=[.B210]=[.D2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9: <text:s text:c="28"/>&lt;input name="attr_CustomSkill" type="text" disabled value="(floor((@{CustomSkill1}+@{CustomSkill2})*@{CustomSkillcharacteristic}))+@{CustomSkill3}+@{CustomSkill4}+@{CustomSkillTalentBonus}+@{CustomSkillOtherBonus}"&gt;&lt;/input&gt;&lt;/button&gt;</text:p>
          </table:table-cell>
        </table:table-row>
        <table:table-row table:style-name="ro1">
          <table:table-cell/>
          <table:table-cell table:style-name="ce1" office:value-type="string" calcext:value-type="string">
            <text:p>attr_2ndPerformer-name</text:p>
          </table:table-cell>
          <table:table-cell table:style-name="ce1" table:number-columns-repeated="2"/>
          <table:table-cell table:formula="of:=[.B211]=[.D2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Performer</text:p>
          </table:table-cell>
          <table:table-cell table:style-name="ce1" table:number-columns-repeated="2"/>
          <table:table-cell table:formula="of:=[.B212]=[.D21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rangedweap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3rdPerformer-name</text:p>
          </table:table-cell>
          <table:table-cell table:style-name="ce1" table:number-columns-repeated="2"/>
          <table:table-cell table:formula="of:=[.B213]=[.D2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Performer</text:p>
          </table:table-cell>
          <table:table-cell table:style-name="ce1" table:number-columns-repeated="2"/>
          <table:table-cell table:formula="of:=[.B214]=[.D21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imbonus</text:p>
          </table:table-cell>
        </table:table-row>
        <table:table-row table:style-name="ro1">
          <table:table-cell/>
          <table:table-cell table:style-name="ce1" office:value-type="string" calcext:value-type="string">
            <text:p>attr_4thPerformer-name</text:p>
          </table:table-cell>
          <table:table-cell table:style-name="ce1" table:number-columns-repeated="2"/>
          <table:table-cell table:formula="of:=[.B215]=[.D21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rangebonus</text:p>
          </table:table-cell>
        </table:table-row>
        <table:table-row table:style-name="ro1">
          <table:table-cell/>
          <table:table-cell table:style-name="ce1" office:value-type="string" calcext:value-type="string">
            <text:p>attr_4thPerformer</text:p>
          </table:table-cell>
          <table:table-cell table:style-name="ce1" table:number-columns-repeated="2"/>
          <table:table-cell table:formula="of:=[.B216]=[.D21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ctionbonus</text:p>
          </table:table-cell>
        </table:table-row>
        <table:table-row table:style-name="ro1">
          <table:table-cell/>
          <table:table-cell table:style-name="ce1" office:value-type="string" calcext:value-type="string">
            <text:p>attr_5thPerformer-name</text:p>
          </table:table-cell>
          <table:table-cell table:style-name="ce1" table:number-columns-repeated="2"/>
          <table:table-cell table:formula="of:=[.B217]=[.D21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dice</text:p>
          </table:table-cell>
        </table:table-row>
        <table:table-row table:style-name="ro1">
          <table:table-cell/>
          <table:table-cell table:style-name="ce1" office:value-type="string" calcext:value-type="string">
            <text:p>attr_5thPerformer</text:p>
          </table:table-cell>
          <table:table-cell table:style-name="ce1" table:number-columns-repeated="2"/>
          <table:table-cell table:formula="of:=[.B218]=[.D21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mod</text:p>
          </table:table-cell>
        </table:table-row>
        <table:table-row table:style-name="ro1">
          <table:table-cell/>
          <table:table-cell table:style-name="ce2" office:value-type="string" calcext:value-type="string">
            <text:p>attr_PilotCharacteristic</text:p>
          </table:table-cell>
          <table:table-cell table:style-name="ce2"/>
          <table:table-cell table:style-name="ce2" office:value-type="string" calcext:value-type="string">
            <text:p>repeating_pilot</text:p>
          </table:table-cell>
          <table:table-cell table:formula="of:=[.B219]=[.D2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Pilot-name</text:p>
          </table:table-cell>
          <table:table-cell table:style-name="ce2"/>
          <table:table-cell table:style-name="ce2" office:value-type="string" calcext:value-type="string">
            <text:p>attr_Pilotname</text:p>
          </table:table-cell>
          <table:table-cell table:formula="of:=[.B220]=[.D2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Pilot</text:p>
          </table:table-cell>
          <table:table-cell table:style-name="ce2"/>
          <table:table-cell table:style-name="ce2" office:value-type="string" calcext:value-type="string">
            <text:p>attr_Pilot1,attr_Pilot2,attr_Pilot3,attr_Pilot4</text:p>
          </table:table-cell>
          <table:table-cell table:formula="of:=[.B221]=[.D2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Pilot-name</text:p>
          </table:table-cell>
          <table:table-cell table:style-name="ce2" table:number-columns-repeated="2"/>
          <table:table-cell table:formula="of:=[.B222]=[.D2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Pilot</text:p>
          </table:table-cell>
          <table:table-cell table:style-name="ce2" table:number-columns-repeated="2"/>
          <table:table-cell table:formula="of:=[.B223]=[.D2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Pilot-name</text:p>
          </table:table-cell>
          <table:table-cell table:style-name="ce2" table:number-columns-repeated="2"/>
          <table:table-cell table:formula="of:=[.B224]=[.D2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Pilot</text:p>
          </table:table-cell>
          <table:table-cell table:style-name="ce2" table:number-columns-repeated="2"/>
          <table:table-cell table:formula="of:=[.B225]=[.D2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Pilot-name</text:p>
          </table:table-cell>
          <table:table-cell table:style-name="ce2" table:number-columns-repeated="2"/>
          <table:table-cell table:formula="of:=[.B226]=[.D2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Pilot</text:p>
          </table:table-cell>
          <table:table-cell table:style-name="ce2" table:number-columns-repeated="2"/>
          <table:table-cell table:formula="of:=[.B227]=[.D2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Pilot-name</text:p>
          </table:table-cell>
          <table:table-cell table:style-name="ce2" table:number-columns-repeated="2"/>
          <table:table-cell table:formula="of:=[.B228]=[.D2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Pilot</text:p>
          </table:table-cell>
          <table:table-cell table:style-name="ce2" table:number-columns-repeated="2"/>
          <table:table-cell table:formula="of:=[.B229]=[.D22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craft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Pilot-name</text:p>
          </table:table-cell>
          <table:table-cell table:style-name="ce2" table:number-columns-repeated="2"/>
          <table:table-cell table:formula="of:=[.B230]=[.D2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Pilot</text:p>
          </table:table-cell>
          <table:table-cell table:style-name="ce2" table:number-columns-repeated="2"/>
          <table:table-cell table:formula="of:=[.B231]=[.D23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meleeweap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TacticsCharacteristic</text:p>
          </table:table-cell>
          <table:table-cell table:style-name="ce1" table:number-columns-repeated="2"/>
          <table:table-cell table:formula="of:=[.B232]=[.D2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stTactics-name</text:p>
          </table:table-cell>
          <table:table-cell table:style-name="ce1"/>
          <table:table-cell table:style-name="ce1" office:value-type="string" calcext:value-type="string">
            <text:p>attr_1Tacticsname</text:p>
          </table:table-cell>
          <table:table-cell table:formula="of:=[.B233]=[.D23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parrymod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Tactics</text:p>
          </table:table-cell>
          <table:table-cell table:style-name="ce1"/>
          <table:table-cell table:style-name="ce1" office:value-type="string" calcext:value-type="string">
            <text:p>attr_1Tactics1,attr_1Tactics2,attr_1Tactics3,attr_1Tactics4</text:p>
          </table:table-cell>
          <table:table-cell table:formula="of:=[.B234]=[.D23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imbonus</text:p>
          </table:table-cell>
        </table:table-row>
        <table:table-row table:style-name="ro1">
          <table:table-cell/>
          <table:table-cell table:style-name="ce1" office:value-type="string" calcext:value-type="string">
            <text:p>attr_2ndTactics-name</text:p>
          </table:table-cell>
          <table:table-cell table:style-name="ce1"/>
          <table:table-cell table:style-name="ce1" office:value-type="string" calcext:value-type="string">
            <text:p>repeating_tactics</text:p>
          </table:table-cell>
          <table:table-cell table:formula="of:=[.B235]=[.D23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ctionbonus</text:p>
          </table:table-cell>
        </table:table-row>
        <table:table-row table:style-name="ro1">
          <table:table-cell/>
          <table:table-cell table:style-name="ce1" office:value-type="string" calcext:value-type="string">
            <text:p>attr_2ndTactics</text:p>
          </table:table-cell>
          <table:table-cell table:style-name="ce1"/>
          <table:table-cell table:style-name="ce1" office:value-type="string" calcext:value-type="string">
            <text:p>attr_Tacticsname</text:p>
          </table:table-cell>
          <table:table-cell table:formula="of:=[.B236]=[.D23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mod</text:p>
          </table:table-cell>
        </table:table-row>
        <table:table-row table:style-name="ro1">
          <table:table-cell/>
          <table:table-cell table:style-name="ce1" office:value-type="string" calcext:value-type="string">
            <text:p>attr_3rdTactics-name</text:p>
          </table:table-cell>
          <table:table-cell table:style-name="ce1"/>
          <table:table-cell table:style-name="ce1" office:value-type="string" calcext:value-type="string">
            <text:p>attr_Tactics1,attr_Tactics2,attr_Tactics3,attr_Tactics4</text:p>
          </table:table-cell>
          <table:table-cell table:formula="of:=[.B237]=[.D23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rangext</text:p>
          </table:table-cell>
        </table:table-row>
        <table:table-row table:style-name="ro1">
          <table:table-cell/>
          <table:table-cell table:style-name="ce1" office:value-type="string" calcext:value-type="string">
            <text:p>attr_3rdTactics</text:p>
          </table:table-cell>
          <table:table-cell table:style-name="ce1" table:number-columns-repeated="2"/>
          <table:table-cell table:formula="of:=[.B238]=[.D2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Tactics-name</text:p>
          </table:table-cell>
          <table:table-cell table:style-name="ce1" table:number-columns-repeated="2"/>
          <table:table-cell table:formula="of:=[.B239]=[.D2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Tactics</text:p>
          </table:table-cell>
          <table:table-cell table:style-name="ce1" table:number-columns-repeated="2"/>
          <table:table-cell table:formula="of:=[.B240]=[.D2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5thTactics-name</text:p>
          </table:table-cell>
          <table:table-cell table:style-name="ce1" table:number-columns-repeated="2"/>
          <table:table-cell table:formula="of:=[.B241]=[.D2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craft</text:p>
          </table:table-cell>
        </table:table-row>
        <table:table-row table:style-name="ro1">
          <table:table-cell/>
          <table:table-cell table:style-name="ce1" office:value-type="string" calcext:value-type="string">
            <text:p>attr_5thTactics</text:p>
          </table:table-cell>
          <table:table-cell table:style-name="ce1" table:number-columns-repeated="2"/>
          <table:table-cell table:formula="of:=[.B242]=[.D2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handling</text:p>
          </table:table-cell>
        </table:table-row>
        <table:table-row table:style-name="ro1">
          <table:table-cell/>
          <table:table-cell table:style-name="ce2" office:value-type="string" calcext:value-type="string">
            <text:p>attr_TradeCharacteristic</text:p>
          </table:table-cell>
          <table:table-cell table:style-name="ce2"/>
          <table:table-cell table:style-name="ce2" office:value-type="string" calcext:value-type="string">
            <text:p>repeating_trade</text:p>
          </table:table-cell>
          <table:table-cell table:formula="of:=[.B243]=[.D2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Trade-name</text:p>
          </table:table-cell>
          <table:table-cell table:style-name="ce2"/>
          <table:table-cell table:style-name="ce2" office:value-type="string" calcext:value-type="string">
            <text:p>attr_Tradename</text:p>
          </table:table-cell>
          <table:table-cell table:formula="of:=[.B244]=[.D24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Unarmed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Trade</text:p>
          </table:table-cell>
          <table:table-cell table:style-name="ce2"/>
          <table:table-cell table:style-name="ce2" office:value-type="string" calcext:value-type="string">
            <text:p>attr_Trade1,attr_Trade2,attr_Trade3,attr_Trade4</text:p>
          </table:table-cell>
          <table:table-cell table:formula="of:=[.B245]=[.D24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Unarmed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Trade-name</text:p>
          </table:table-cell>
          <table:table-cell table:style-name="ce2" table:number-columns-repeated="2"/>
          <table:table-cell table:formula="of:=[.B246]=[.D24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Trade</text:p>
          </table:table-cell>
          <table:table-cell table:style-name="ce2" table:number-columns-repeated="2"/>
          <table:table-cell table:formula="of:=[.B247]=[.D24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Trade-name</text:p>
          </table:table-cell>
          <table:table-cell table:style-name="ce2" table:number-columns-repeated="2"/>
          <table:table-cell table:formula="of:=[.B248]=[.D2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Trade</text:p>
          </table:table-cell>
          <table:table-cell table:style-name="ce2" table:number-columns-repeated="2"/>
          <table:table-cell table:formula="of:=[.B249]=[.D2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Trade-name</text:p>
          </table:table-cell>
          <table:table-cell table:style-name="ce2" table:number-columns-repeated="2"/>
          <table:table-cell table:formula="of:=[.B250]=[.D25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forcefield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Trade</text:p>
          </table:table-cell>
          <table:table-cell table:style-name="ce2" table:number-columns-repeated="2"/>
          <table:table-cell table:formula="of:=[.B251]=[.D25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ame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Trade-name</text:p>
          </table:table-cell>
          <table:table-cell table:style-name="ce2" table:number-columns-repeated="2"/>
          <table:table-cell table:formula="of:=[.B252]=[.D2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rating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Trade</text:p>
          </table:table-cell>
          <table:table-cell table:style-name="ce2" table:number-columns-repeated="2"/>
          <table:table-cell table:formula="of:=[.B253]=[.D2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craft</text:p>
          </table:table-cell>
        </table:table-row>
        <table:table-row table:style-name="ro1">
          <table:table-cell/>
          <table:table-cell table:style-name="ce1" office:value-type="string" calcext:value-type="string">
            <text:p>attr_CommonLoreCharacteristic</text:p>
          </table:table-cell>
          <table:table-cell table:style-name="ce1"/>
          <table:table-cell table:style-name="ce1" office:value-type="string" calcext:value-type="string">
            <text:p>repeating_commonlore</text:p>
          </table:table-cell>
          <table:table-cell table:formula="of:=[.B254]=[.D2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otes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Common-name</text:p>
          </table:table-cell>
          <table:table-cell table:style-name="ce1"/>
          <table:table-cell table:style-name="ce1" office:value-type="string" calcext:value-type="string">
            <text:p>attr_Clorename</text:p>
          </table:table-cell>
          <table:table-cell table:formula="of:=[.B255]=[.D25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nimo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1stCommon</text:p>
          </table:table-cell>
          <table:table-cell table:style-name="ce1"/>
          <table:table-cell table:style-name="ce1" office:value-type="string" calcext:value-type="string">
            <text:p>attr_Clore1,attr_Clore2,attr_Clore3,attr_Clore4</text:p>
          </table:table-cell>
          <table:table-cell table:formula="of:=[.B256]=[.D2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Common-name</text:p>
          </table:table-cell>
          <table:table-cell table:style-name="ce1" table:number-columns-repeated="2"/>
          <table:table-cell table:formula="of:=[.B257]=[.D2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2ndCommon</text:p>
          </table:table-cell>
          <table:table-cell table:style-name="ce1" table:number-columns-repeated="2"/>
          <table:table-cell table:formula="of:=[.B258]=[.D2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Common-name</text:p>
          </table:table-cell>
          <table:table-cell table:style-name="ce1" table:number-columns-repeated="2"/>
          <table:table-cell table:formula="of:=[.B259]=[.D2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3rdCommon</text:p>
          </table:table-cell>
          <table:table-cell table:style-name="ce1" table:number-columns-repeated="2"/>
          <table:table-cell table:formula="of:=[.B260]=[.D2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Common-name</text:p>
          </table:table-cell>
          <table:table-cell table:style-name="ce1" table:number-columns-repeated="2"/>
          <table:table-cell table:formula="of:=[.B261]=[.D2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4thCommon</text:p>
          </table:table-cell>
          <table:table-cell table:style-name="ce1" table:number-columns-repeated="2"/>
          <table:table-cell table:formula="of:=[.B262]=[.D26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tb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5thCommon-name</text:p>
          </table:table-cell>
          <table:table-cell table:style-name="ce1" table:number-columns-repeated="2"/>
          <table:table-cell table:formula="of:=[.B263]=[.D2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sc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5thCommon</text:p>
          </table:table-cell>
          <table:table-cell table:style-name="ce1" table:number-columns-repeated="2"/>
          <table:table-cell table:formula="of:=[.B264]=[.D2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Common-name</text:p>
          </table:table-cell>
          <table:table-cell table:style-name="ce1" table:number-columns-repeated="2"/>
          <table:table-cell table:formula="of:=[.B265]=[.D2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6thCommon</text:p>
          </table:table-cell>
          <table:table-cell table:style-name="ce1" table:number-columns-repeated="2"/>
          <table:table-cell table:formula="of:=[.B266]=[.D2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7thCommon-name</text:p>
          </table:table-cell>
          <table:table-cell table:style-name="ce1" table:number-columns-repeated="2"/>
          <table:table-cell table:formula="of:=[.B267]=[.D26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harSiz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7thCommon</text:p>
          </table:table-cell>
          <table:table-cell table:style-name="ce1" table:number-columns-repeated="2"/>
          <table:table-cell table:formula="of:=[.B268]=[.D2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ovementhalve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8thCommon-name</text:p>
          </table:table-cell>
          <table:table-cell table:style-name="ce1" table:number-columns-repeated="2"/>
          <table:table-cell table:formula="of:=[.B269]=[.D2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HalfMov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8thCommon</text:p>
          </table:table-cell>
          <table:table-cell table:style-name="ce1" table:number-columns-repeated="2"/>
          <table:table-cell table:formula="of:=[.B270]=[.D27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FullMov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9thCommon-name</text:p>
          </table:table-cell>
          <table:table-cell table:style-name="ce1" table:number-columns-repeated="2"/>
          <table:table-cell table:formula="of:=[.B271]=[.D2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ChargeMov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9thCommon</text:p>
          </table:table-cell>
          <table:table-cell table:style-name="ce1" table:number-columns-repeated="2"/>
          <table:table-cell table:formula="of:=[.B272]=[.D27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RunMov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10thCommon-name</text:p>
          </table:table-cell>
          <table:table-cell table:style-name="ce1" table:number-columns-repeated="2"/>
          <table:table-cell table:formula="of:=[.B273]=[.D27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HalfMov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10thCommon</text:p>
          </table:table-cell>
          <table:table-cell table:style-name="ce1" table:number-columns-repeated="2"/>
          <table:table-cell table:formula="of:=[.B274]=[.D27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Full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ScholasticLoreCharacteristic</text:p>
          </table:table-cell>
          <table:table-cell table:style-name="ce2"/>
          <table:table-cell table:style-name="ce2" office:value-type="string" calcext:value-type="string">
            <text:p>repeating_scholasticlore</text:p>
          </table:table-cell>
          <table:table-cell table:formula="of:=[.B275]=[.D27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Charge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Scholastic-name</text:p>
          </table:table-cell>
          <table:table-cell table:style-name="ce2"/>
          <table:table-cell table:style-name="ce2" office:value-type="string" calcext:value-type="string">
            <text:p>attr_Slorename</text:p>
          </table:table-cell>
          <table:table-cell table:formula="of:=[.B276]=[.D2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Run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Scholastic</text:p>
          </table:table-cell>
          <table:table-cell table:style-name="ce2"/>
          <table:table-cell table:style-name="ce2" office:value-type="string" calcext:value-type="string">
            <text:p>attr_Slore1,attr_Slore2,attr_Slore3,attr_Slore4</text:p>
          </table:table-cell>
          <table:table-cell table:formula="of:=[.B277]=[.D27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Lea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Scholastic-name</text:p>
          </table:table-cell>
          <table:table-cell table:style-name="ce2" table:number-columns-repeated="2"/>
          <table:table-cell table:formula="of:=[.B278]=[.D27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Jum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Scholastic</text:p>
          </table:table-cell>
          <table:table-cell table:style-name="ce2" table:number-columns-repeated="2"/>
          <table:table-cell table:formula="of:=[.B279]=[.D27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Scholastic-name</text:p>
          </table:table-cell>
          <table:table-cell table:style-name="ce2" table:number-columns-repeated="2"/>
          <table:table-cell table:formula="of:=[.B280]=[.D28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ushCapacityMo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Scholastic</text:p>
          </table:table-cell>
          <table:table-cell table:style-name="ce2" table:number-columns-repeated="2"/>
          <table:table-cell table:formula="of:=[.B281]=[.D28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Mo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Scholastic-name</text:p>
          </table:table-cell>
          <table:table-cell table:style-name="ce2" table:number-columns-repeated="2"/>
          <table:table-cell table:formula="of:=[.B282]=[.D2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Scholastic</text:p>
          </table:table-cell>
          <table:table-cell table:style-name="ce2" table:number-columns-repeated="2"/>
          <table:table-cell table:formula="of:=[.B283]=[.D2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Scholastic-name</text:p>
          </table:table-cell>
          <table:table-cell table:style-name="ce2" table:number-columns-repeated="2"/>
          <table:table-cell table:formula="of:=[.B284]=[.D2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Scholastic</text:p>
          </table:table-cell>
          <table:table-cell table:style-name="ce2" table:number-columns-repeated="2"/>
          <table:table-cell table:formula="of:=[.B285]=[.D2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Scholastic-name</text:p>
          </table:table-cell>
          <table:table-cell table:style-name="ce2" table:number-columns-repeated="2"/>
          <table:table-cell table:formula="of:=[.B286]=[.D2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Scholastic</text:p>
          </table:table-cell>
          <table:table-cell table:style-name="ce2" table:number-columns-repeated="2"/>
          <table:table-cell table:formula="of:=[.B287]=[.D2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7thScholastic-name</text:p>
          </table:table-cell>
          <table:table-cell table:style-name="ce2" table:number-columns-repeated="2"/>
          <table:table-cell table:formula="of:=[.B288]=[.D28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Lchec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7thScholastic</text:p>
          </table:table-cell>
          <table:table-cell table:style-name="ce2" table:number-columns-repeated="2"/>
          <table:table-cell table:formula="of:=[.B289]=[.D28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pRang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Scholastic-name</text:p>
          </table:table-cell>
          <table:table-cell table:style-name="ce2" table:number-columns-repeated="2"/>
          <table:table-cell table:formula="of:=[.B290]=[.D29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iswitch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Scholastic</text:p>
          </table:table-cell>
          <table:table-cell table:style-name="ce2" table:number-columns-repeated="2"/>
          <table:table-cell table:formula="of:=[.B291]=[.D29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9thScholastic-name</text:p>
          </table:table-cell>
          <table:table-cell table:style-name="ce2" table:number-columns-repeated="2"/>
          <table:table-cell table:formula="of:=[.B292]=[.D29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1</text:p>
          </table:table-cell>
        </table:table-row>
        <table:table-row table:style-name="ro1">
          <table:table-cell/>
          <table:table-cell table:style-name="ce2" office:value-type="string" calcext:value-type="string">
            <text:p>attr_9thScholastic</text:p>
          </table:table-cell>
          <table:table-cell table:style-name="ce2" table:number-columns-repeated="2"/>
          <table:table-cell table:formula="of:=[.B293]=[.D29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1</text:p>
          </table:table-cell>
        </table:table-row>
        <table:table-row table:style-name="ro1">
          <table:table-cell/>
          <table:table-cell table:style-name="ce2" office:value-type="string" calcext:value-type="string">
            <text:p>attr_10thScholastic-name</text:p>
          </table:table-cell>
          <table:table-cell table:style-name="ce2" table:number-columns-repeated="2"/>
          <table:table-cell table:formula="of:=[.B294]=[.D2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1</text:p>
          </table:table-cell>
        </table:table-row>
        <table:table-row table:style-name="ro1">
          <table:table-cell/>
          <table:table-cell table:style-name="ce2" office:value-type="string" calcext:value-type="string">
            <text:p>attr_10thScholastic</text:p>
          </table:table-cell>
          <table:table-cell table:style-name="ce2" table:number-columns-repeated="2"/>
          <table:table-cell table:formula="of:=[.B295]=[.D29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ForbiddenLoreCharacteristic</text:p>
          </table:table-cell>
          <table:table-cell table:style-name="ce1"/>
          <table:table-cell table:style-name="ce1" office:value-type="string" calcext:value-type="string">
            <text:p>repeating_forbiddenlore</text:p>
          </table:table-cell>
          <table:table-cell table:formula="of:=[.B296]=[.D2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2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Forbidden-name</text:p>
          </table:table-cell>
          <table:table-cell table:style-name="ce1"/>
          <table:table-cell table:style-name="ce1" office:value-type="string" calcext:value-type="string">
            <text:p>attr_Florename</text:p>
          </table:table-cell>
          <table:table-cell table:formula="of:=[.B297]=[.D2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2</text:p>
          </table:table-cell>
        </table:table-row>
        <table:table-row table:style-name="ro1">
          <table:table-cell/>
          <table:table-cell table:style-name="ce1" office:value-type="string" calcext:value-type="string">
            <text:p>attr_1stForbidden</text:p>
          </table:table-cell>
          <table:table-cell table:style-name="ce1"/>
          <table:table-cell table:style-name="ce1" office:value-type="string" calcext:value-type="string">
            <text:p>attr_Flore1,attr_Flore2,attr_Flore3,attr_Flore4</text:p>
          </table:table-cell>
          <table:table-cell table:formula="of:=[.B298]=[.D2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2</text:p>
          </table:table-cell>
        </table:table-row>
        <table:table-row table:style-name="ro1">
          <table:table-cell/>
          <table:table-cell table:style-name="ce1" office:value-type="string" calcext:value-type="string">
            <text:p>attr_2ndForbidden-name</text:p>
          </table:table-cell>
          <table:table-cell table:style-name="ce1" table:number-columns-repeated="2"/>
          <table:table-cell table:formula="of:=[.B299]=[.D29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2ndForbidden</text:p>
          </table:table-cell>
          <table:table-cell table:style-name="ce1" table:number-columns-repeated="2"/>
          <table:table-cell table:formula="of:=[.B300]=[.D30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3</text:p>
          </table:table-cell>
        </table:table-row>
        <table:table-row table:style-name="ro1">
          <table:table-cell/>
          <table:table-cell table:style-name="ce1" office:value-type="string" calcext:value-type="string">
            <text:p>attr_3rdForbidden-name</text:p>
          </table:table-cell>
          <table:table-cell table:style-name="ce1" table:number-columns-repeated="2"/>
          <table:table-cell table:formula="of:=[.B301]=[.D30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3</text:p>
          </table:table-cell>
        </table:table-row>
        <table:table-row table:style-name="ro1">
          <table:table-cell/>
          <table:table-cell table:style-name="ce1" office:value-type="string" calcext:value-type="string">
            <text:p>attr_3rdForbidden</text:p>
          </table:table-cell>
          <table:table-cell table:style-name="ce1" table:number-columns-repeated="2"/>
          <table:table-cell table:formula="of:=[.B302]=[.D3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3</text:p>
          </table:table-cell>
        </table:table-row>
        <table:table-row table:style-name="ro1">
          <table:table-cell/>
          <table:table-cell table:style-name="ce1" office:value-type="string" calcext:value-type="string">
            <text:p>attr_4thForbidden-name</text:p>
          </table:table-cell>
          <table:table-cell table:style-name="ce1" table:number-columns-repeated="2"/>
          <table:table-cell table:formula="of:=[.B303]=[.D3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3</text:p>
          </table:table-cell>
        </table:table-row>
        <table:table-row table:style-name="ro1">
          <table:table-cell/>
          <table:table-cell table:style-name="ce1" office:value-type="string" calcext:value-type="string">
            <text:p>attr_4thForbidden</text:p>
          </table:table-cell>
          <table:table-cell table:style-name="ce1" table:number-columns-repeated="2"/>
          <table:table-cell table:formula="of:=[.B304]=[.D3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3</text:p>
          </table:table-cell>
        </table:table-row>
        <table:table-row table:style-name="ro1">
          <table:table-cell/>
          <table:table-cell table:style-name="ce1" office:value-type="string" calcext:value-type="string">
            <text:p>attr_5thForbidden-name</text:p>
          </table:table-cell>
          <table:table-cell table:style-name="ce1" table:number-columns-repeated="2"/>
          <table:table-cell table:formula="of:=[.B305]=[.D30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5thForbidden</text:p>
          </table:table-cell>
          <table:table-cell table:style-name="ce1" table:number-columns-repeated="2"/>
          <table:table-cell table:formula="of:=[.B306]=[.D3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4</text:p>
          </table:table-cell>
        </table:table-row>
        <table:table-row table:style-name="ro1">
          <table:table-cell/>
          <table:table-cell table:style-name="ce1" office:value-type="string" calcext:value-type="string">
            <text:p>attr_6thForbidden-name</text:p>
          </table:table-cell>
          <table:table-cell table:style-name="ce1" table:number-columns-repeated="2"/>
          <table:table-cell table:formula="of:=[.B307]=[.D3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4</text:p>
          </table:table-cell>
        </table:table-row>
        <table:table-row table:style-name="ro1">
          <table:table-cell/>
          <table:table-cell table:style-name="ce1" office:value-type="string" calcext:value-type="string">
            <text:p>attr_6thForbidden</text:p>
          </table:table-cell>
          <table:table-cell table:style-name="ce1" table:number-columns-repeated="2"/>
          <table:table-cell table:formula="of:=[.B308]=[.D3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4</text:p>
          </table:table-cell>
        </table:table-row>
        <table:table-row table:style-name="ro1">
          <table:table-cell/>
          <table:table-cell table:style-name="ce1" office:value-type="string" calcext:value-type="string">
            <text:p>attr_7thForbidden-name</text:p>
          </table:table-cell>
          <table:table-cell table:style-name="ce1" table:number-columns-repeated="2"/>
          <table:table-cell table:formula="of:=[.B309]=[.D3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4</text:p>
          </table:table-cell>
        </table:table-row>
        <table:table-row table:style-name="ro1">
          <table:table-cell/>
          <table:table-cell table:style-name="ce1" office:value-type="string" calcext:value-type="string">
            <text:p>attr_7thForbidden</text:p>
          </table:table-cell>
          <table:table-cell table:style-name="ce1" table:number-columns-repeated="2"/>
          <table:table-cell table:formula="of:=[.B310]=[.D3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4</text:p>
          </table:table-cell>
        </table:table-row>
        <table:table-row table:style-name="ro1">
          <table:table-cell/>
          <table:table-cell table:style-name="ce1" office:value-type="string" calcext:value-type="string">
            <text:p>attr_8thForbidden-name</text:p>
          </table:table-cell>
          <table:table-cell table:style-name="ce1" table:number-columns-repeated="2"/>
          <table:table-cell table:formula="of:=[.B311]=[.D3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8thForbidden</text:p>
          </table:table-cell>
          <table:table-cell table:style-name="ce1" table:number-columns-repeated="2"/>
          <table:table-cell table:formula="of:=[.B312]=[.D3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9thForbidden-name</text:p>
          </table:table-cell>
          <table:table-cell table:style-name="ce1" table:number-columns-repeated="2"/>
          <table:table-cell table:formula="of:=[.B313]=[.D3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9thForbidden</text:p>
          </table:table-cell>
          <table:table-cell table:style-name="ce1" table:number-columns-repeated="2"/>
          <table:table-cell table:formula="of:=[.B314]=[.D3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0thForbidden-name</text:p>
          </table:table-cell>
          <table:table-cell table:style-name="ce1" table:number-columns-repeated="2"/>
          <table:table-cell table:formula="of:=[.B315]=[.D3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10thForbidden</text:p>
          </table:table-cell>
          <table:table-cell table:style-name="ce1" table:number-columns-repeated="2"/>
          <table:table-cell table:formula="of:=[.B316]=[.D3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Aptitude</text:p>
          </table:table-cell>
          <table:table-cell table:style-name="ce2"/>
          <table:table-cell table:style-name="ce2" office:value-type="string" calcext:value-type="string">
            <text:p>repeating_talents</text:p>
          </table:table-cell>
          <table:table-cell table:formula="of:=[.B317]=[.D3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Aptitude</text:p>
          </table:table-cell>
          <table:table-cell table:style-name="ce2" table:number-columns-repeated="2"/>
          <table:table-cell table:formula="of:=[.B318]=[.D3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Aptitude</text:p>
          </table:table-cell>
          <table:table-cell table:style-name="ce2"/>
          <table:table-cell table:style-name="ce2" office:value-type="string" calcext:value-type="string">
            <text:p>attr_TalentName</text:p>
          </table:table-cell>
          <table:table-cell table:formula="of:=[.B319]=[.D3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Aptitude</text:p>
          </table:table-cell>
          <table:table-cell table:style-name="ce2"/>
          <table:table-cell table:style-name="ce2" office:value-type="string" calcext:value-type="string">
            <text:p>attr_TalentNotes</text:p>
          </table:table-cell>
          <table:table-cell table:formula="of:=[.B320]=[.D3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Aptitude</text:p>
          </table:table-cell>
          <table:table-cell table:style-name="ce2" table:number-columns-repeated="2"/>
          <table:table-cell table:formula="of:=[.B321]=[.D3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Aptitude</text:p>
          </table:table-cell>
          <table:table-cell table:style-name="ce2" table:number-columns-repeated="2"/>
          <table:table-cell table:formula="of:=[.B322]=[.D3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7thAptitude</text:p>
          </table:table-cell>
          <table:table-cell table:style-name="ce2" table:number-columns-repeated="2"/>
          <table:table-cell table:formula="of:=[.B323]=[.D32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ybernetics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Aptitude</text:p>
          </table:table-cell>
          <table:table-cell table:style-name="ce2" table:number-columns-repeated="2"/>
          <table:table-cell table:formula="of:=[.B324]=[.D3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1</text:p>
          </table:table-cell>
        </table:table-row>
        <table:table-row table:style-name="ro1">
          <table:table-cell/>
          <table:table-cell office:value-type="string" calcext:value-type="string">
            <text:p>repeating_meleeweapons</text:p>
          </table:table-cell>
          <table:table-cell/>
          <table:table-cell office:value-type="string" calcext:value-type="string">
            <text:p>repeating_meleeweapons</text:p>
          </table:table-cell>
          <table:table-cell table:number-columns-repeated="3"/>
          <table:table-cell office:value-type="string" calcext:value-type="string">
            <text:p>attr_CyberNotes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name</text:p>
          </table:table-cell>
          <table:table-cell table:formula="of:=[.B326]=[.D32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ybernetic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eleeweaponclass</text:p>
          </table:table-cell>
          <table:table-cell table:number-columns-repeated="4"/>
          <table:table-cell office:value-type="string" calcext:value-type="string">
            <text:p>attr_CyberName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damage</text:p>
          </table:table-cell>
          <table:table-cell table:formula="of:=[.B328]=[.D32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otes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type</text:p>
          </table:table-cell>
          <table:table-cell table:formula="of:=[.B329]=[.D32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hipradio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pen</text:p>
          </table:table-cell>
          <table:table-cell table:formula="of:=[.B330]=[.D33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special</text:p>
          </table:table-cell>
          <table:table-cell table:formula="of:=[.B331]=[.D33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seSB</text:p>
          </table:table-cell>
          <table:table-cell table:number-columns-repeated="3"/>
          <table:table-cell office:value-type="string" calcext:value-type="string">
            <text:p>attr_sustainingpowertotal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str-bonus</text:p>
          </table:table-cell>
          <table:table-cell table:number-columns-repeated="3"/>
          <table:table-cell office:value-type="string" calcext:value-type="string">
            <text:p>attr_sustainingpowertotal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nnatural_str-bonus</text:p>
          </table:table-cell>
          <table:table-cell table:number-columns-repeated="3"/>
          <table:table-cell office:value-type="string" calcext:value-type="string">
            <text:p>attr_psyr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powerarmourSB</text:p>
          </table:table-cell>
          <table:table-cell table:number-columns-repeated="3"/>
          <table:table-cell office:value-type="string" calcext:value-type="string">
            <text:p>attr_powerle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elevant_strength-bonus</text:p>
          </table:table-cell>
          <table:table-cell table:number-columns-repeated="3"/>
          <table:table-cell office:value-type="string" calcext:value-type="string">
            <text:p>attr_ep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Threshold</text:p>
          </table:table-cell>
          <table:table-cell table:number-columns-repeated="2"/>
          <table:table-cell table:formula="of:=[.B337]=[.D33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d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</text:p>
          </table:table-cell>
          <table:table-cell/>
          <table:table-cell office:value-type="string" calcext:value-type="string">
            <text:p>attr_fatiguecurrent</text:p>
          </table:table-cell>
          <table:table-cell table:formula="of:=[.B338]=[.D33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isc_move</text:p>
          </table:table-cell>
          <table:table-cell table:number-columns-repeated="2"/>
          <table:table-cell table:formula="of:=[.B339]=[.D33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tough-bonus</text:p>
          </table:table-cell>
          <table:table-cell table:number-columns-repeated="2"/>
          <table:table-cell table:formula="of:=[.B340]=[.D34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office:value-type="string" calcext:value-type="string">
            <text:p>attr_unnatural_tough-bonus</text:p>
          </table:table-cell>
          <table:table-cell table:number-columns-repeated="2"/>
          <table:table-cell table:formula="of:=[.B341]=[.D3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office:value-type="string" calcext:value-type="string">
            <text:p>attr_relevant_tough-bonus</text:p>
          </table:table-cell>
          <table:table-cell table:number-columns-repeated="2"/>
          <table:table-cell table:formula="of:=[.B342]=[.D3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office:value-type="string" calcext:value-type="string">
            <text:p>attr_Harmour</text:p>
          </table:table-cell>
          <table:table-cell/>
          <table:table-cell office:value-type="string" calcext:value-type="string">
            <text:p>attr_headAP</text:p>
          </table:table-cell>
          <table:table-cell table:formula="of:=[.B343]=[.D34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office:value-type="string" calcext:value-type="string">
            <text:p>attr_ArArmour</text:p>
          </table:table-cell>
          <table:table-cell/>
          <table:table-cell office:value-type="string" calcext:value-type="string">
            <text:p>attr_armrightAP</text:p>
          </table:table-cell>
          <table:table-cell table:formula="of:=[.B344]=[.D34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3"</text:p>
          </table:table-cell>
        </table:table-row>
        <table:table-row table:style-name="ro1">
          <table:table-cell/>
          <table:table-cell office:value-type="string" calcext:value-type="string">
            <text:p>attr_Barmour</text:p>
          </table:table-cell>
          <table:table-cell/>
          <table:table-cell office:value-type="string" calcext:value-type="string">
            <text:p>attr_bodyAP</text:p>
          </table:table-cell>
          <table:table-cell table:formula="of:=[.B345]=[.D34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office:value-type="string" calcext:value-type="string">
            <text:p>attr_AlArmour</text:p>
          </table:table-cell>
          <table:table-cell/>
          <table:table-cell office:value-type="string" calcext:value-type="string">
            <text:p>attr_armrleftAP</text:p>
          </table:table-cell>
          <table:table-cell table:formula="of:=[.B346]=[.D34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office:value-type="string" calcext:value-type="string">
            <text:p>attr_LrArmour</text:p>
          </table:table-cell>
          <table:table-cell/>
          <table:table-cell office:value-type="string" calcext:value-type="string">
            <text:p>attr_legrightAP</text:p>
          </table:table-cell>
          <table:table-cell table:formula="of:=[.B347]=[.D34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office:value-type="string" calcext:value-type="string">
            <text:p>attr_LlArmour</text:p>
          </table:table-cell>
          <table:table-cell/>
          <table:table-cell office:value-type="string" calcext:value-type="string">
            <text:p>attr_legleftAP</text:p>
          </table:table-cell>
          <table:table-cell table:formula="of:=[.B348]=[.D34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office:value-type="string" calcext:value-type="string">
            <text:p>attr_Wounds_max</text:p>
          </table:table-cell>
          <table:table-cell/>
          <table:table-cell office:value-type="string" calcext:value-type="string">
            <text:p>attr_Wounds_max</text:p>
          </table:table-cell>
          <table:table-cell table:formula="of:=[.B349]=[.D34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ounds</text:p>
          </table:table-cell>
          <table:table-cell/>
          <table:table-cell office:value-type="string" calcext:value-type="string">
            <text:p>attr_Wounds</text:p>
          </table:table-cell>
          <table:table-cell table:formula="of:=[.B350]=[.D35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Critical</text:p>
          </table:table-cell>
          <table:table-cell/>
          <table:table-cell office:value-type="string" calcext:value-type="string">
            <text:p>attr_criticaldamage</text:p>
          </table:table-cell>
          <table:table-cell table:formula="of:=[.B351]=[.D35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table:style-name="ce2" office:value-type="string" calcext:value-type="string">
            <text:p>attr_1stCondition</text:p>
          </table:table-cell>
          <table:table-cell table:style-name="ce2"/>
          <table:table-cell table:style-name="ce2" office:value-type="string" calcext:value-type="string">
            <text:p>repeating_battletraumas</text:p>
          </table:table-cell>
          <table:table-cell table:formula="of:=[.B352]=[.D3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table:style-name="ce2" office:value-type="string" calcext:value-type="string">
            <text:p>attr_2ndCondition</text:p>
          </table:table-cell>
          <table:table-cell table:style-name="ce2"/>
          <table:table-cell table:style-name="ce2" office:value-type="string" calcext:value-type="string">
            <text:p>attr_BTraumaName</text:p>
          </table:table-cell>
          <table:table-cell table:formula="of:=[.B353]=[.D3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table:style-name="ce2" office:value-type="string" calcext:value-type="string">
            <text:p>attr_3rdCondition</text:p>
          </table:table-cell>
          <table:table-cell table:style-name="ce2"/>
          <table:table-cell table:style-name="ce2" office:value-type="string" calcext:value-type="string">
            <text:p>attr_BTraumadesc</text:p>
          </table:table-cell>
          <table:table-cell table:formula="of:=[.B354]=[.D3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table:style-name="ce2" office:value-type="string" calcext:value-type="string">
            <text:p>attr_4thCondition</text:p>
          </table:table-cell>
          <table:table-cell table:style-name="ce2" table:number-columns-repeated="2"/>
          <table:table-cell table:formula="of:=[.B355]=[.D35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4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Condition</text:p>
          </table:table-cell>
          <table:table-cell table:style-name="ce2" table:number-columns-repeated="2"/>
          <table:table-cell table:formula="of:=[.B356]=[.D35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Condition</text:p>
          </table:table-cell>
          <table:table-cell table:style-name="ce2" table:number-columns-repeated="2"/>
          <table:table-cell table:formula="of:=[.B357]=[.D35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table:style-name="ce2" office:value-type="string" calcext:value-type="string">
            <text:p>attr_7thCondition</text:p>
          </table:table-cell>
          <table:table-cell table:style-name="ce2" table:number-columns-repeated="2"/>
          <table:table-cell table:formula="of:=[.B358]=[.D35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table:style-name="ce2" office:value-type="string" calcext:value-type="string">
            <text:p>attr_8thCondition</text:p>
          </table:table-cell>
          <table:table-cell table:style-name="ce2" table:number-columns-repeated="2"/>
          <table:table-cell table:formula="of:=[.B359]=[.D35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table:style-name="ce1" office:value-type="string" calcext:value-type="string">
            <text:p>attr_Ability</text:p>
          </table:table-cell>
          <table:table-cell table:style-name="ce1" table:number-columns-repeated="2"/>
          <table:table-cell table:formula="of:=[.B360]=[.D36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peating_Abilities</text:p>
          </table:table-cell>
          <table:table-cell table:style-name="ce1"/>
          <table:table-cell table:style-name="ce1" office:value-type="string" calcext:value-type="string">
            <text:p>repeating_talents</text:p>
          </table:table-cell>
          <table:table-cell table:formula="of:=[.B361]=[.D36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1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Abilities</text:p>
          </table:table-cell>
          <table:table-cell table:style-name="ce1"/>
          <table:table-cell table:number-columns-repeated="2"/>
          <table:table-cell office:value-type="string" calcext:value-type="string">
            <text:p>attr_Mastery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Talent</text:p>
          </table:table-cell>
          <table:table-cell table:style-name="ce1"/>
          <table:table-cell table:style-name="ce1" office:value-type="string" calcext:value-type="string">
            <text:p>attr_TalentName</text:p>
          </table:table-cell>
          <table:table-cell table:formula="of:=[.B363]=[.D3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TalentPage</text:p>
          </table:table-cell>
          <table:table-cell table:style-name="ce1"/>
          <table:table-cell table:style-name="ce1" office:value-type="string" calcext:value-type="string">
            <text:p>attr_TalentNotes</text:p>
          </table:table-cell>
          <table:table-cell table:formula="of:=[.B364]=[.D36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peating_Talents</text:p>
          </table:table-cell>
          <table:table-cell table:style-name="ce1" table:number-columns-repeated="2"/>
          <table:table-cell table:formula="of:=[.B365]=[.D36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3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Talents</text:p>
          </table:table-cell>
          <table:table-cell table:style-name="ce1"/>
          <table:table-cell table:number-columns-repeated="2"/>
          <table:table-cell office:value-type="string" calcext:value-type="string">
            <text:p>attr_Mastery4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TalentsPage</text:p>
          </table:table-cell>
          <table:table-cell table:style-name="ce1"/>
          <table:table-cell table:number-columns-repeated="2"/>
          <table:table-cell office:value-type="string" calcext:value-type="string">
            <text:p>attr_Discipline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Traits</text:p>
          </table:table-cell>
          <table:table-cell table:style-name="ce2" table:number-columns-repeated="2"/>
          <table:table-cell table:formula="of:=[.B368]=[.D3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TraitsPage</text:p>
          </table:table-cell>
          <table:table-cell table:style-name="ce2" table:number-columns-repeated="2"/>
          <table:table-cell table:formula="of:=[.B369]=[.D3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repeating_Traits</text:p>
          </table:table-cell>
          <table:table-cell table:style-name="ce2"/>
          <table:table-cell table:style-name="ce2" office:value-type="string" calcext:value-type="string">
            <text:p>repeating_traits</text:p>
          </table:table-cell>
          <table:table-cell table:formula="of:=[.B370]=[.D3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tr_Traits</text:p>
          </table:table-cell>
          <table:table-cell table:style-name="ce2" office:value-type="string" calcext:value-type="string">
            <text:p>attr_TraitName</text:p>
          </table:table-cell>
          <table:table-cell table:formula="of:=[.B371]=[.D3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1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tr_TraitsPage</text:p>
          </table:table-cell>
          <table:table-cell table:style-name="ce2" office:value-type="string" calcext:value-type="string">
            <text:p>attr_TraitNotes</text:p>
          </table:table-cell>
          <table:table-cell table:formula="of:=[.B372]=[.D37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repeating_rangedweapons</text:p>
          </table:table-cell>
          <table:table-cell/>
          <table:table-cell office:value-type="string" calcext:value-type="string">
            <text:p>repeating_rangedweapons</text:p>
          </table:table-cell>
          <table:table-cell table:number-columns-repeated="3"/>
          <table:table-cell office:value-type="string" calcext:value-type="string">
            <text:p>attr_Psy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name</text:p>
          </table:table-cell>
          <table:table-cell office:value-type="string" calcext:value-type="string">
            <text:p>attr_Rangedweaponname</text:p>
          </table:table-cell>
          <table:table-cell table:formula="of:=[.B374]=[.D37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ass</text:p>
          </table:table-cell>
          <table:table-cell office:value-type="string" calcext:value-type="string">
            <text:p>attr_Rangedweaponclass</text:p>
          </table:table-cell>
          <table:table-cell table:formula="of:=[.B375]=[.D37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Maste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range</text:p>
          </table:table-cell>
          <table:table-cell office:value-type="string" calcext:value-type="string">
            <text:p>attr_Rangedweaponrange</text:p>
          </table:table-cell>
          <table:table-cell table:formula="of:=[.B376]=[.D37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Focus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damage</text:p>
          </table:table-cell>
          <table:table-cell table:formula="of:=[.B377]=[.D37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tingMod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type</text:p>
          </table:table-cell>
          <table:table-cell office:value-type="string" calcext:value-type="string">
            <text:p>attr_Rangedweapontype</text:p>
          </table:table-cell>
          <table:table-cell table:formula="of:=[.B378]=[.D37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pen</text:p>
          </table:table-cell>
          <table:table-cell office:value-type="string" calcext:value-type="string">
            <text:p>attr_Rangedweaponpen</text:p>
          </table:table-cell>
          <table:table-cell table:formula="of:=[.B379]=[.D37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single</text:p>
          </table:table-cell>
          <table:table-cell office:value-type="string" calcext:value-type="string">
            <text:p>attr_Rangedweaponsingle</text:p>
          </table:table-cell>
          <table:table-cell table:formula="of:=[.B380]=[.D38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semi</text:p>
          </table:table-cell>
          <table:table-cell office:value-type="string" calcext:value-type="string">
            <text:p>attr_Rangedweaponsemi</text:p>
          </table:table-cell>
          <table:table-cell table:formula="of:=[.B381]=[.D38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full</text:p>
          </table:table-cell>
          <table:table-cell office:value-type="string" calcext:value-type="string">
            <text:p>attr_Rangedweaponfull</text:p>
          </table:table-cell>
          <table:table-cell table:formula="of:=[.B382]=[.D38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mg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ip</text:p>
          </table:table-cell>
          <table:table-cell office:value-type="string" calcext:value-type="string">
            <text:p>attr_Rangedweaponclip</text:p>
          </table:table-cell>
          <table:table-cell table:formula="of:=[.B383]=[.D38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ip_max</text:p>
          </table:table-cell>
          <table:table-cell office:value-type="string" calcext:value-type="string">
            <text:p>attr_Rangedweaponclip_max</text:p>
          </table:table-cell>
          <table:table-cell table:formula="of:=[.B384]=[.D38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reload</text:p>
          </table:table-cell>
          <table:table-cell office:value-type="string" calcext:value-type="string">
            <text:p>attr_Rangedweaponreload</text:p>
          </table:table-cell>
          <table:table-cell table:formula="of:=[.B385]=[.D38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pecial</text:p>
          </table:table-cell>
          <table:table-cell table:formula="of:=[.B386]=[.D38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SignatureGear</text:p>
          </table:table-cell>
          <table:table-cell table:style-name="ce1"/>
          <table:table-cell table:style-name="ce1" office:value-type="string" calcext:value-type="string">
            <text:p>repeating_gears</text:p>
          </table:table-cell>
          <table:table-cell table:formula="of:=[.B387]=[.D38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1</text:p>
          </table:table-cell>
        </table:table-row>
        <table:table-row table:style-name="ro1">
          <table:table-cell/>
          <table:table-cell table:style-name="ce1" office:value-type="string" calcext:value-type="string">
            <text:p>attr_SignatureGearWt</text:p>
          </table:table-cell>
          <table:table-cell table:style-name="ce1"/>
          <table:table-cell table:style-name="ce1" office:value-type="string" calcext:value-type="string">
            <text:p>attr_GearName</text:p>
          </table:table-cell>
          <table:table-cell table:formula="of:=[.B388]=[.D38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trength1</text:p>
          </table:table-cell>
        </table:table-row>
        <table:table-row table:style-name="ro1">
          <table:table-cell/>
          <table:table-cell table:style-name="ce1" office:value-type="string" calcext:value-type="string">
            <text:p>attr_SignatureGearPage</text:p>
          </table:table-cell>
          <table:table-cell table:style-name="ce1"/>
          <table:table-cell table:style-name="ce1" office:value-type="string" calcext:value-type="string">
            <text:p>attr_gearqty</text:p>
          </table:table-cell>
          <table:table-cell table:formula="of:=[.B389]=[.D38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1</text:p>
          </table:table-cell>
        </table:table-row>
        <table:table-row table:style-name="ro1">
          <table:table-cell/>
          <table:table-cell table:style-name="ce1" office:value-type="string" calcext:value-type="string">
            <text:p>repeating_SignatureGears</text:p>
          </table:table-cell>
          <table:table-cell table:style-name="ce1"/>
          <table:table-cell table:style-name="ce1" office:value-type="string" calcext:value-type="string">
            <text:p>attr_gearwt</text:p>
          </table:table-cell>
          <table:table-cell table:formula="of:=[.B390]=[.D39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Mastery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SignatureGears</text:p>
          </table:table-cell>
          <table:table-cell table:style-name="ce1" office:value-type="string" calcext:value-type="string">
            <text:p>attr_GearNotes</text:p>
          </table:table-cell>
          <table:table-cell table:formula="of:=[.B391]=[.D39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FocusPower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SignatureGeasrWt</text:p>
          </table:table-cell>
          <table:table-cell table:style-name="ce1"/>
          <table:table-cell table:number-columns-repeated="3"/>
          <table:table-cell office:value-type="string" calcext:value-type="string">
            <text:p>attr_PsyRatingModifier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SignatureGearsPage</text:p>
          </table:table-cell>
          <table:table-cell table:style-name="ce1"/>
          <table:table-cell table:number-columns-repeated="3"/>
          <table:table-cell office:value-type="string" calcext:value-type="string">
            <text:p>attr_PsyRange1</text:p>
          </table:table-cell>
        </table:table-row>
        <table:table-row table:style-name="ro1">
          <table:table-cell/>
          <table:table-cell table:style-name="ce1" office:value-type="string" calcext:value-type="string">
            <text:p>attr_Requisition</text:p>
          </table:table-cell>
          <table:table-cell table:style-name="ce1" table:number-columns-repeated="2"/>
          <table:table-cell table:formula="of:=[.B394]=[.D3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1</text:p>
          </table:table-cell>
        </table:table-row>
        <table:table-row table:style-name="ro1">
          <table:table-cell/>
          <table:table-cell table:style-name="ce1" office:value-type="string" calcext:value-type="string">
            <text:p>attr_RequisitionedGear</text:p>
          </table:table-cell>
          <table:table-cell table:style-name="ce1" table:number-columns-repeated="2"/>
          <table:table-cell table:formula="of:=[.B395]=[.D39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2</text:p>
          </table:table-cell>
        </table:table-row>
        <table:table-row table:style-name="ro1">
          <table:table-cell/>
          <table:table-cell table:style-name="ce1" office:value-type="string" calcext:value-type="string">
            <text:p>attr_RequisitionedGearWt</text:p>
          </table:table-cell>
          <table:table-cell table:style-name="ce1" table:number-columns-repeated="2"/>
          <table:table-cell table:formula="of:=[.B396]=[.D3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1</text:p>
          </table:table-cell>
        </table:table-row>
        <table:table-row table:style-name="ro1">
          <table:table-cell/>
          <table:table-cell table:style-name="ce1" office:value-type="string" calcext:value-type="string">
            <text:p>attr_RequisitionedGearPage</text:p>
          </table:table-cell>
          <table:table-cell table:style-name="ce1" table:number-columns-repeated="2"/>
          <table:table-cell table:formula="of:=[.B397]=[.D3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mgB1</text:p>
          </table:table-cell>
        </table:table-row>
        <table:table-row table:style-name="ro1">
          <table:table-cell/>
          <table:table-cell table:style-name="ce1" office:value-type="string" calcext:value-type="string">
            <text:p>repeating_RequisitionedGears</text:p>
          </table:table-cell>
          <table:table-cell table:style-name="ce1" table:number-columns-repeated="2"/>
          <table:table-cell table:formula="of:=[.B398]=[.D3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RequisitionedGears</text:p>
          </table:table-cell>
          <table:table-cell table:style-name="ce1"/>
          <table:table-cell table:number-columns-repeated="3"/>
          <table:table-cell office:value-type="string" calcext:value-type="string">
            <text:p>attr_PsyPen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RequisitionedGeasrWt</text:p>
          </table:table-cell>
          <table:table-cell table:style-name="ce1"/>
          <table:table-cell table:number-columns-repeated="3"/>
          <table:table-cell office:value-type="string" calcext:value-type="string">
            <text:p>attr_PsyPowersEffect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RequisitionedGearsPage</text:p>
          </table:table-cell>
          <table:table-cell table:style-name="ce1"/>
          <table:table-cell table:number-columns-repeated="2"/>
          <table:table-cell office:value-type="string" calcext:value-type="string">
            <text:p>attr_NavLine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_max</text:p>
          </table:table-cell>
          <table:table-cell table:number-columns-repeated="2"/>
          <table:table-cell table:formula="of:=[.B402]=[.D40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Benef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</text:p>
          </table:table-cell>
          <table:table-cell table:number-columns-repeated="2"/>
          <table:table-cell table:formula="of:=[.B403]=[.D40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Rating</text:p>
          </table:table-cell>
          <table:table-cell/>
          <table:table-cell office:value-type="string" calcext:value-type="string">
            <text:p>attr_psyrating</text:p>
          </table:table-cell>
          <table:table-cell table:formula="of:=[.B404]=[.D40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navlinbenefi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ttr_PsyPower</text:p>
          </table:table-cell>
          <table:table-cell table:style-name="ce1"/>
          <table:table-cell table:style-name="ce1" office:value-type="string" calcext:value-type="string">
            <text:p>repeating_psypowers3</text:p>
          </table:table-cell>
          <table:table-cell table:formula="of:=[.B405]=[.D4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Benefit1</text:p>
          </table:table-cell>
        </table:table-row>
        <table:table-row table:style-name="ro1">
          <table:table-cell/>
          <table:table-cell table:style-name="ce1" office:value-type="string" calcext:value-type="string">
            <text:p>attr_PsyPowerPage</text:p>
          </table:table-cell>
          <table:table-cell table:style-name="ce1" table:number-columns-repeated="2"/>
          <table:table-cell table:formula="of:=[.B406]=[.D4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Description1</text:p>
          </table:table-cell>
        </table:table-row>
        <table:table-row table:style-name="ro1">
          <table:table-cell/>
          <table:table-cell table:style-name="ce1" office:value-type="string" calcext:value-type="string">
            <text:p>repeating_PsyPowers</text:p>
          </table:table-cell>
          <table:table-cell table:style-name="ce1" table:number-columns-repeated="2"/>
          <table:table-cell table:formula="of:=[.B407]=[.D40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mutmod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PsyPowers</text:p>
          </table:table-cell>
          <table:table-cell table:style-name="ce1" office:value-type="string" calcext:value-type="string">
            <text:p>attr_PsyName</text:p>
          </table:table-cell>
          <table:table-cell table:formula="of:=[.B408]=[.D4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repeating_navmutations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PsyPowersPage</text:p>
          </table:table-cell>
          <table:table-cell table:style-name="ce1" office:value-type="string" calcext:value-type="string">
            <text:p>attr_PsyPowersEffect</text:p>
          </table:table-cell>
          <table:table-cell table:formula="of:=[.B409]=[.D4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MutationName</text:p>
          </table:table-cell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  <table:table-cell office:value-type="string" calcext:value-type="string">
            <text:p>attr_XPtoSpend</text:p>
          </table:table-cell>
          <table:table-cell table:formula="of:=[.B410]=[.D41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MutationDesc</text:p>
          </table:table-cell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  <table:table-cell office:value-type="string" calcext:value-type="string">
            <text:p>attr_XPSpent</text:p>
          </table:table-cell>
          <table:table-cell table:formula="of:=[.B411]=[.D41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dvancements</text:p>
          </table:table-cell>
          <table:table-cell/>
          <table:table-cell office:value-type="string" calcext:value-type="string">
            <text:p>repeating_advancements</text:p>
          </table:table-cell>
          <table:table-cell table:number-columns-repeated="3"/>
          <table:table-cell office:value-type="string" calcext:value-type="string">
            <text:p>attr_NavPower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1</text:p>
          </table:table-cell>
          <table:table-cell office:value-type="string" calcext:value-type="string">
            <text:p>attr_advancementRe1</text:p>
          </table:table-cell>
          <table:table-cell table:formula="of:=[.B413]=[.D41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character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1xp</text:p>
          </table:table-cell>
          <table:table-cell office:value-type="string" calcext:value-type="string">
            <text:p>attr_advancementRe1xp</text:p>
          </table:table-cell>
          <table:table-cell table:formula="of:=[.B414]=[.D41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bo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2</text:p>
          </table:table-cell>
          <table:table-cell office:value-type="string" calcext:value-type="string">
            <text:p>attr_advancementRe2</text:p>
          </table:table-cell>
          <table:table-cell table:formula="of:=[.B415]=[.D41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box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2xp</text:p>
          </table:table-cell>
          <table:table-cell office:value-type="string" calcext:value-type="string">
            <text:p>attr_advancementRe2xp</text:p>
          </table:table-cell>
          <table:table-cell table:formula="of:=[.B416]=[.D41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box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3</text:p>
          </table:table-cell>
          <table:table-cell office:value-type="string" calcext:value-type="string">
            <text:p>attr_advancementRe3</text:p>
          </table:table-cell>
          <table:table-cell table:formula="of:=[.B417]=[.D41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M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3xp</text:p>
          </table:table-cell>
          <table:table-cell office:value-type="string" calcext:value-type="string">
            <text:p>attr_advancementRe3xp</text:p>
          </table:table-cell>
          <table:table-cell table:formula="of:=[.B418]=[.D41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Action</text:p>
          </table:table-cell>
        </table:table-row>
        <table:table-row table:style-name="ro1">
          <table:table-cell/>
          <table:table-cell table:style-name="ce1" office:value-type="string" calcext:value-type="string">
            <text:p>attr_mode-solo</text:p>
          </table:table-cell>
          <table:table-cell table:style-name="ce1"/>
          <table:table-cell table:style-name="ce1" office:value-type="string" calcext:value-type="string">
            <text:p>repeating_soloAbilities</text:p>
          </table:table-cell>
          <table:table-cell table:formula="of:=[.B419]=[.D41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Range</text:p>
          </table:table-cell>
        </table:table-row>
        <table:table-row table:style-name="ro1">
          <table:table-cell/>
          <table:table-cell table:style-name="ce1" office:value-type="string" calcext:value-type="string">
            <text:p>attr_modePage-solo</text:p>
          </table:table-cell>
          <table:table-cell table:style-name="ce1"/>
          <table:table-cell table:style-name="ce1" office:value-type="string" calcext:value-type="string">
            <text:p>attr_soloAbilityNotes</text:p>
          </table:table-cell>
          <table:table-cell table:formula="of:=[.B420]=[.D42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</text:p>
          </table:table-cell>
        </table:table-row>
        <table:table-row table:style-name="ro1">
          <table:table-cell/>
          <table:table-cell table:style-name="ce1" office:value-type="string" calcext:value-type="string">
            <text:p>repeating_Talents</text:p>
          </table:table-cell>
          <table:table-cell table:style-name="ce1" table:number-columns-repeated="2"/>
          <table:table-cell table:formula="of:=[.B421]=[.D42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Type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mode-solo</text:p>
          </table:table-cell>
          <table:table-cell table:style-name="ce1" office:value-type="string" calcext:value-type="string">
            <text:p>attr_soloAbilityName</text:p>
          </table:table-cell>
          <table:table-cell table:formula="of:=[.B422]=[.D42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Novice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modePage-solo</text:p>
          </table:table-cell>
          <table:table-cell table:style-name="ce1"/>
          <table:table-cell table:number-columns-repeated="3"/>
          <table:table-cell office:value-type="string" calcext:value-type="string">
            <text:p>attr_NavPowerAdept</text:p>
          </table:table-cell>
        </table:table-row>
        <table:table-row table:style-name="ro1">
          <table:table-cell/>
          <table:table-cell office:value-type="string" calcext:value-type="string">
            <text:p>attr_Cohesion_max</text:p>
          </table:table-cell>
          <table:table-cell table:number-columns-repeated="2"/>
          <table:table-cell table:formula="of:=[.B424]=[.D4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Master</text:p>
          </table:table-cell>
        </table:table-row>
        <table:table-row table:style-name="ro1">
          <table:table-cell/>
          <table:table-cell office:value-type="string" calcext:value-type="string">
            <text:p>attr_Cohesion</text:p>
          </table:table-cell>
          <table:table-cell/>
          <table:table-cell office:value-type="string" calcext:value-type="string">
            <text:p>attr_cohesion</text:p>
          </table:table-cell>
          <table:table-cell table:formula="of:=[.B425]=[.D4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mode-squad</text:p>
          </table:table-cell>
          <table:table-cell table:style-name="ce1"/>
          <table:table-cell table:style-name="ce1" office:value-type="string" calcext:value-type="string">
            <text:p>repeating_squadAbilities</text:p>
          </table:table-cell>
          <table:table-cell table:formula="of:=[.B426]=[.D4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ttr_modePage-squad</text:p>
          </table:table-cell>
          <table:table-cell table:style-name="ce1" table:number-columns-repeated="2"/>
          <table:table-cell table:formula="of:=[.B427]=[.D42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XPTotal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peating_Talents</text:p>
          </table:table-cell>
          <table:table-cell table:style-name="ce1" table:number-columns-repeated="2"/>
          <table:table-cell table:formula="of:=[.B428]=[.D4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mode-squad</text:p>
          </table:table-cell>
          <table:table-cell table:style-name="ce1" office:value-type="string" calcext:value-type="string">
            <text:p>attr_squadAbilityName</text:p>
          </table:table-cell>
          <table:table-cell table:formula="of:=[.B429]=[.D4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_modePage-squad</text:p>
          </table:table-cell>
          <table:table-cell table:style-name="ce1" office:value-type="string" calcext:value-type="string">
            <text:p>attr_squadAbilityNotes</text:p>
          </table:table-cell>
          <table:table-cell table:formula="of:=[.B430]=[.D4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formula="of:=COUNTIF([.E2:.E430];1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urityTh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urity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repeating_battletrauma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ttr_BTraumaNam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ttr_BTraumades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madness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TraumaMod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orruption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MaligMod</text:p>
          </table:table-cell>
          <table:table-cell/>
        </table:table-row>
        <table:table-row table:style-name="ro1" table:number-rows-repeated="1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harChapterdes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astEventNote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erDemeanourdes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hapDemeanourde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9:37:38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30:38.147000000</meta:creation-date>
    <dc:date>2024-10-20T19:40:47.379000000</dc:date>
    <meta:editing-duration>PT1H6S</meta:editing-duration>
    <meta:editing-cycles>7</meta:editing-cycles>
    <meta:generator>LibreOffice/24.8.0.3$Windows_X86_64 LibreOffice_project/0bdf1299c94fe897b119f97f3c613e9dca6be583</meta:generator>
    <meta:document-statistic meta:table-count="1" meta:cell-count="1235" meta:object-count="0"/>
  </office:meta>
</office:document-meta>
</file>